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left"/>
    </style:style>
    <style:style style:name="表1.A" style:family="table-column">
      <style:table-column-properties style:column-width="1.15cm"/>
    </style:style>
    <style:style style:name="表1.B" style:family="table-column">
      <style:table-column-properties style:column-width="2.159cm"/>
    </style:style>
    <style:style style:name="表1.C" style:family="table-column">
      <style:table-column-properties style:column-width="13.691cm"/>
    </style:style>
    <style:style style:name="表1.A1" style:family="table-cell">
      <style:table-cell-properties style:vertical-align="middle" fo:padding="0.049cm" fo:border="none"/>
    </style:style>
    <style:style style:name="表2" style:family="table">
      <style:table-properties style:width="17cm" table:align="left"/>
    </style:style>
    <style:style style:name="表2.A" style:family="table-column">
      <style:table-column-properties style:column-width="1.15cm"/>
    </style:style>
    <style:style style:name="表2.B" style:family="table-column">
      <style:table-column-properties style:column-width="2.159cm"/>
    </style:style>
    <style:style style:name="表2.C" style:family="table-column">
      <style:table-column-properties style:column-width="13.691cm"/>
    </style:style>
    <style:style style:name="表2.A1" style:family="table-cell">
      <style:table-cell-properties style:vertical-align="middle" fo:padding="0.049cm" fo:border="none"/>
    </style:style>
    <style:style style:name="表3" style:family="table">
      <style:table-properties style:width="16.066cm" table:align="left"/>
    </style:style>
    <style:style style:name="表3.A" style:family="table-column">
      <style:table-column-properties style:column-width="1.369cm"/>
    </style:style>
    <style:style style:name="表3.B" style:family="table-column">
      <style:table-column-properties style:column-width="2.321cm"/>
    </style:style>
    <style:style style:name="表3.C" style:family="table-column">
      <style:table-column-properties style:column-width="12.375cm"/>
    </style:style>
    <style:style style:name="表3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表4" style:family="table">
      <style:table-properties style:width="16.066cm" table:align="left"/>
    </style:style>
    <style:style style:name="表4.A" style:family="table-column">
      <style:table-column-properties style:column-width="1.369cm"/>
    </style:style>
    <style:style style:name="表4.B" style:family="table-column">
      <style:table-column-properties style:column-width="2.321cm"/>
    </style:style>
    <style:style style:name="表4.C" style:family="table-column">
      <style:table-column-properties style:column-width="12.375cm"/>
    </style:style>
    <style:style style:name="表4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表5" style:family="table">
      <style:table-properties style:width="16.066cm" table:align="left"/>
    </style:style>
    <style:style style:name="表5.A" style:family="table-column">
      <style:table-column-properties style:column-width="1.369cm"/>
    </style:style>
    <style:style style:name="表5.B" style:family="table-column">
      <style:table-column-properties style:column-width="2.321cm"/>
    </style:style>
    <style:style style:name="表5.C" style:family="table-column">
      <style:table-column-properties style:column-width="12.375cm"/>
    </style:style>
    <style:style style:name="表5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表6" style:family="table">
      <style:table-properties style:width="17cm" table:align="left"/>
    </style:style>
    <style:style style:name="表6.A" style:family="table-column">
      <style:table-column-properties style:column-width="1.148cm"/>
    </style:style>
    <style:style style:name="表6.B" style:family="table-column">
      <style:table-column-properties style:column-width="2.159cm"/>
    </style:style>
    <style:style style:name="表6.C" style:family="table-column">
      <style:table-column-properties style:column-width="13.693cm"/>
    </style:style>
    <style:style style:name="表6.A1" style:family="table-cell">
      <style:table-cell-properties style:vertical-align="middle" fo:padding="0.049cm" fo:border="none"/>
    </style:style>
    <style:style style:name="表7" style:family="table">
      <style:table-properties style:width="17cm" table:align="left"/>
    </style:style>
    <style:style style:name="表7.A" style:family="table-column">
      <style:table-column-properties style:column-width="1.15cm"/>
    </style:style>
    <style:style style:name="表7.B" style:family="table-column">
      <style:table-column-properties style:column-width="2.159cm"/>
    </style:style>
    <style:style style:name="表7.C" style:family="table-column">
      <style:table-column-properties style:column-width="13.691cm"/>
    </style:style>
    <style:style style:name="表7.A1" style:family="table-cell">
      <style:table-cell-properties style:vertical-align="middle" fo:padding="0.049cm" fo:border="none"/>
    </style:style>
    <style:style style:name="表8" style:family="table">
      <style:table-properties style:width="17cm" table:align="left"/>
    </style:style>
    <style:style style:name="表8.A" style:family="table-column">
      <style:table-column-properties style:column-width="1.15cm"/>
    </style:style>
    <style:style style:name="表8.B" style:family="table-column">
      <style:table-column-properties style:column-width="2.159cm"/>
    </style:style>
    <style:style style:name="表8.C" style:family="table-column">
      <style:table-column-properties style:column-width="13.691cm"/>
    </style:style>
    <style:style style:name="表8.A1" style:family="table-cell">
      <style:table-cell-properties style:vertical-align="middle" fo:padding="0.049cm" fo:border="none"/>
    </style:style>
    <style:style style:name="表9" style:family="table">
      <style:table-properties style:width="17cm" table:align="left"/>
    </style:style>
    <style:style style:name="表9.A" style:family="table-column">
      <style:table-column-properties style:column-width="1.15cm"/>
    </style:style>
    <style:style style:name="表9.B" style:family="table-column">
      <style:table-column-properties style:column-width="2.159cm"/>
    </style:style>
    <style:style style:name="表9.C" style:family="table-column">
      <style:table-column-properties style:column-width="13.691cm"/>
    </style:style>
    <style:style style:name="表9.A1" style:family="table-cell">
      <style:table-cell-properties style:vertical-align="middle" fo:padding="0.049cm" fo:border="none"/>
    </style:style>
    <style:style style:name="表10" style:family="table">
      <style:table-properties style:width="17cm" table:align="left"/>
    </style:style>
    <style:style style:name="表10.A" style:family="table-column">
      <style:table-column-properties style:column-width="1.15cm"/>
    </style:style>
    <style:style style:name="表10.B" style:family="table-column">
      <style:table-column-properties style:column-width="2.159cm"/>
    </style:style>
    <style:style style:name="表10.C" style:family="table-column">
      <style:table-column-properties style:column-width="13.691cm"/>
    </style:style>
    <style:style style:name="表10.A1" style:family="table-cell">
      <style:table-cell-properties style:vertical-align="middle" fo:padding="0.049cm" fo:border="none"/>
    </style:style>
    <style:style style:name="表11" style:family="table">
      <style:table-properties style:width="17cm" table:align="left"/>
    </style:style>
    <style:style style:name="表11.A" style:family="table-column">
      <style:table-column-properties style:column-width="1.15cm"/>
    </style:style>
    <style:style style:name="表11.B" style:family="table-column">
      <style:table-column-properties style:column-width="2.159cm"/>
    </style:style>
    <style:style style:name="表11.C" style:family="table-column">
      <style:table-column-properties style:column-width="13.691cm"/>
    </style:style>
    <style:style style:name="表11.A1" style:family="table-cell">
      <style:table-cell-properties style:vertical-align="middle" fo:padding="0.049cm" fo:border="none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688*"/>
    </style:style>
    <style:style style:name="表13.B" style:family="table-column">
      <style:table-column-properties style:column-width="1.588cm" style:rel-column-width="900*"/>
    </style:style>
    <style:style style:name="表13.C" style:family="table-column">
      <style:table-column-properties style:column-width="14.199cm" style:rel-column-width="8050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214cm" style:rel-column-width="688*"/>
    </style:style>
    <style:style style:name="表12.B" style:family="table-column">
      <style:table-column-properties style:column-width="1.588cm" style:rel-column-width="900*"/>
    </style:style>
    <style:style style:name="表12.C" style:family="table-column">
      <style:table-column-properties style:column-width="14.199cm" style:rel-column-width="8050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 fo:line-height="138%" style:writing-mode="lr-tb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1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#f6b26b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#f9cb9c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fo:font-size="16pt" style:text-underline-style="none" style:text-blinking="false" fo:background-color="#f9cb9c" style:font-size-asian="16pt" style:font-size-complex="16pt"/>
    </style:style>
    <style:style style:name="P1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1" fo:font-size="17pt" fo:font-style="normal" style:text-underline-style="none" fo:font-weight="normal" style:text-blinking="false" fo:background-color="transparent"/>
    </style:style>
    <style:style style:name="P16" style:family="paragraph" style:parent-style-name="Table_20_Contents">
      <style:text-properties style:language-asian="ja" style:country-asian="JP"/>
    </style:style>
    <style:style style:name="P17" style:family="paragraph" style:parent-style-name="Table_20_Contents" style:list-style-name="L77">
      <style:text-properties style:language-asian="ja" style:country-asian="JP"/>
    </style:style>
    <style:style style:name="P18" style:family="paragraph" style:parent-style-name="Table_20_Contents" style:list-style-name="L78">
      <style:text-properties style:language-asian="ja" style:country-asian="JP"/>
    </style:style>
    <style:style style:name="P19" style:family="paragraph" style:parent-style-name="Table_20_Contents" style:list-style-name="L79">
      <style:text-properties style:language-asian="ja" style:country-asian="JP"/>
    </style:style>
    <style:style style:name="P20" style:family="paragraph" style:parent-style-name="Table_20_Contents" style:list-style-name="L80">
      <style:text-properties style:language-asian="ja" style:country-asian="JP"/>
    </style:style>
    <style:style style:name="P21" style:family="paragraph" style:parent-style-name="Table_20_Contents" style:list-style-name="L77"/>
    <style:style style:name="P22" style:family="paragraph" style:parent-style-name="Table_20_Contents">
      <style:paragraph-properties fo:margin-top="0cm" fo:margin-bottom="0.499cm" fo:padding="0.176cm" fo:border="0.035cm solid #000000"/>
    </style:style>
    <style:style style:name="P23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4" style:family="paragraph" style:parent-style-name="Table_20_Contents">
      <style:paragraph-properties fo:margin-top="0cm" fo:margin-bottom="0cm" fo:line-height="144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5" style:family="paragraph" style:parent-style-name="Table_20_Contents">
      <style:paragraph-properties fo:margin-top="0cm" fo:margin-bottom="0cm" fo:line-height="144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2pt" style:font-style-asian="normal" style:font-weight-asian="normal"/>
    </style:style>
    <style:style style:name="P26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27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4pt" style:font-style-asian="normal" style:font-weight-asian="normal"/>
    </style:style>
    <style:style style:name="P28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9" style:family="paragraph" style:parent-style-name="Table_20_Contents">
      <style:paragraph-properties fo:margin-top="0cm" fo:margin-bottom="0cm" fo:line-height="144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0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#fff2cc" style:font-name-asian="Arial1" style:font-size-asian="11pt" style:font-style-asian="normal" style:font-weight-asian="normal"/>
    </style:style>
    <style:style style:name="P31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#ffe599" style:font-name-asian="Arial1" style:font-size-asian="11pt" style:font-style-asian="normal" style:font-weight-asian="normal"/>
    </style:style>
    <style:style style:name="P32" style:family="paragraph" style:parent-style-name="Table_20_Contents" style:list-style-name="L1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33" style:family="paragraph" style:parent-style-name="Table_20_Contents" style:list-style-name="L2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34" style:family="paragraph" style:parent-style-name="Table_20_Contents" style:list-style-name="L5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35" style:family="paragraph" style:parent-style-name="Table_20_Contents" style:list-style-name="L6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36" style:family="paragraph" style:parent-style-name="Table_20_Contents" style:list-style-name="L7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37" style:family="paragraph" style:parent-style-name="Table_20_Contents" style:list-style-name="L8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38" style:family="paragraph" style:parent-style-name="Table_20_Contents" style:list-style-name="L9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39" style:family="paragraph" style:parent-style-name="Table_20_Contents" style:list-style-name="L10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0" style:family="paragraph" style:parent-style-name="Table_20_Contents" style:list-style-name="L37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1" style:family="paragraph" style:parent-style-name="Table_20_Contents" style:list-style-name="L40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2" style:family="paragraph" style:parent-style-name="Table_20_Contents" style:list-style-name="L41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3" style:family="paragraph" style:parent-style-name="Table_20_Contents" style:list-style-name="L12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2pt" style:font-style-asian="normal" style:font-weight-asian="normal"/>
    </style:style>
    <style:style style:name="P44" style:family="paragraph" style:parent-style-name="Table_20_Contents" style:list-style-name="L13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2pt" style:font-style-asian="normal" style:font-weight-asian="normal"/>
    </style:style>
    <style:style style:name="P45" style:family="paragraph" style:parent-style-name="Table_20_Contents" style:list-style-name="L14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2pt" style:font-style-asian="normal" style:font-weight-asian="normal"/>
    </style:style>
    <style:style style:name="P46" style:family="paragraph" style:parent-style-name="Table_20_Contents" style:list-style-name="L17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2pt" style:font-style-asian="normal" style:font-weight-asian="normal"/>
    </style:style>
    <style:style style:name="P47" style:family="paragraph" style:parent-style-name="Table_20_Contents" style:list-style-name="L21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2pt" style:font-style-asian="normal" style:font-weight-asian="normal"/>
    </style:style>
    <style:style style:name="P48" style:family="paragraph" style:parent-style-name="Table_20_Contents" style:list-style-name="L27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2pt" style:font-style-asian="normal" style:font-weight-asian="normal"/>
    </style:style>
    <style:style style:name="P49" style:family="paragraph" style:parent-style-name="Table_20_Contents" style:list-style-name="L32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2pt" style:font-style-asian="normal" style:font-weight-asian="normal"/>
    </style:style>
    <style:style style:name="P50" style:family="paragraph" style:parent-style-name="Table_20_Contents" style:list-style-name="L42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51" style:family="paragraph" style:parent-style-name="Table_20_Contents" style:list-style-name="L43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52" style:family="paragraph" style:parent-style-name="Table_20_Contents" style:list-style-name="L44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3pt" style:font-style-asian="normal" style:font-weight-asian="normal"/>
    </style:style>
    <style:style style:name="P53" style:family="paragraph" style:parent-style-name="Table_20_Contents" style:list-style-name="L45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4pt" style:font-style-asian="normal" style:font-weight-asian="normal"/>
    </style:style>
    <style:style style:name="P54" style:family="paragraph" style:parent-style-name="Table_20_Contents" style:list-style-name="L46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4pt" style:font-style-asian="normal" style:font-weight-asian="normal"/>
    </style:style>
    <style:style style:name="P55" style:family="paragraph" style:parent-style-name="Table_20_Contents" style:list-style-name="L47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4pt" style:font-style-asian="normal" style:font-weight-asian="normal"/>
    </style:style>
    <style:style style:name="P56" style:family="paragraph" style:parent-style-name="Table_20_Contents" style:list-style-name="L48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4pt" style:font-style-asian="normal" style:font-weight-asian="normal"/>
    </style:style>
    <style:style style:name="P57" style:family="paragraph" style:parent-style-name="Table_20_Contents" style:list-style-name="L49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4pt" style:font-style-asian="normal" style:font-weight-asian="normal"/>
    </style:style>
    <style:style style:name="P58" style:family="paragraph" style:parent-style-name="Table_20_Contents" style:list-style-name="L50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4pt" style:font-style-asian="normal" style:font-weight-asian="normal"/>
    </style:style>
    <style:style style:name="P59" style:family="paragraph" style:parent-style-name="Table_20_Contents" style:list-style-name="L51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4pt" style:font-style-asian="normal" style:font-weight-asian="normal"/>
    </style:style>
    <style:style style:name="P60" style:family="paragraph" style:parent-style-name="Table_20_Contents" style:list-style-name="L52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4pt" style:font-style-asian="normal" style:font-weight-asian="normal"/>
    </style:style>
    <style:style style:name="P61" style:family="paragraph" style:parent-style-name="Table_20_Contents" style:list-style-name="L53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4pt" style:font-style-asian="normal" style:font-weight-asian="normal"/>
    </style:style>
    <style:style style:name="P62" style:family="paragraph" style:parent-style-name="Table_20_Contents" style:list-style-name="L54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4pt" style:font-style-asian="normal" style:font-weight-asian="normal"/>
    </style:style>
    <style:style style:name="P63" style:family="paragraph" style:parent-style-name="Table_20_Contents" style:list-style-name="L55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4pt" style:font-style-asian="normal" style:font-weight-asian="normal"/>
    </style:style>
    <style:style style:name="P64" style:family="paragraph" style:parent-style-name="Table_20_Contents" style:list-style-name="L56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4pt" style:font-style-asian="normal" style:font-weight-asian="normal"/>
    </style:style>
    <style:style style:name="P65" style:family="paragraph" style:parent-style-name="Table_20_Contents" style:list-style-name="L57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4pt" style:font-style-asian="normal" style:font-weight-asian="normal"/>
    </style:style>
    <style:style style:name="P66" style:family="paragraph" style:parent-style-name="Table_20_Contents" style:list-style-name="L58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4pt" style:font-style-asian="normal" style:font-weight-asian="normal"/>
    </style:style>
    <style:style style:name="P67" style:family="paragraph" style:parent-style-name="Table_20_Contents" style:list-style-name="L59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4pt" style:font-style-asian="normal" style:font-weight-asian="normal"/>
    </style:style>
    <style:style style:name="P68" style:family="paragraph" style:parent-style-name="Table_20_Contents" style:list-style-name="L60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4pt" style:font-style-asian="normal" style:font-weight-asian="normal"/>
    </style:style>
    <style:style style:name="P69" style:family="paragraph" style:parent-style-name="Table_20_Contents" style:list-style-name="L61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4pt" style:font-style-asian="normal" style:font-weight-asian="normal"/>
    </style:style>
    <style:style style:name="P70" style:family="paragraph" style:parent-style-name="Table_20_Contents" style:list-style-name="L62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4pt" style:font-style-asian="normal" style:font-weight-asian="normal"/>
    </style:style>
    <style:style style:name="P71" style:family="paragraph" style:parent-style-name="Table_20_Contents" style:list-style-name="L63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4pt" style:font-style-asian="normal" style:font-weight-asian="normal"/>
    </style:style>
    <style:style style:name="P72" style:family="paragraph" style:parent-style-name="Table_20_Contents" style:list-style-name="L64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4pt" style:font-style-asian="normal" style:font-weight-asian="normal"/>
    </style:style>
    <style:style style:name="P73" style:family="paragraph" style:parent-style-name="Table_20_Contents" style:list-style-name="L65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4pt" style:font-style-asian="normal" style:font-weight-asian="normal"/>
    </style:style>
    <style:style style:name="P74" style:family="paragraph" style:parent-style-name="Table_20_Contents" style:list-style-name="L66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4pt" style:font-style-asian="normal" style:font-weight-asian="normal"/>
    </style:style>
    <style:style style:name="P75" style:family="paragraph" style:parent-style-name="Table_20_Contents" style:list-style-name="L67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4pt" style:font-style-asian="normal" style:font-weight-asian="normal"/>
    </style:style>
    <style:style style:name="P76" style:family="paragraph" style:parent-style-name="Table_20_Contents" style:list-style-name="L68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4pt" style:font-style-asian="normal" style:font-weight-asian="normal"/>
    </style:style>
    <style:style style:name="P77" style:family="paragraph" style:parent-style-name="Table_20_Contents" style:list-style-name="L69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4pt" style:font-style-asian="normal" style:font-weight-asian="normal"/>
    </style:style>
    <style:style style:name="P78" style:family="paragraph" style:parent-style-name="Table_20_Contents" style:list-style-name="L70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4pt" style:font-style-asian="normal" style:font-weight-asian="normal"/>
    </style:style>
    <style:style style:name="P79" style:family="paragraph" style:parent-style-name="Table_20_Contents" style:list-style-name="L71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4pt" style:font-style-asian="normal" style:font-weight-asian="normal"/>
    </style:style>
    <style:style style:name="P80" style:family="paragraph" style:parent-style-name="Table_20_Contents" style:list-style-name="L72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4pt" style:font-style-asian="normal" style:font-weight-asian="normal"/>
    </style:style>
    <style:style style:name="P81" style:family="paragraph" style:parent-style-name="Table_20_Contents" style:list-style-name="L73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4pt" style:font-style-asian="normal" style:font-weight-asian="normal"/>
    </style:style>
    <style:style style:name="P82" style:family="paragraph" style:parent-style-name="Table_20_Contents" style:list-style-name="L74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4pt" style:font-style-asian="normal" style:font-weight-asian="normal"/>
    </style:style>
    <style:style style:name="P83" style:family="paragraph" style:parent-style-name="Table_20_Contents" style:list-style-name="L1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84" style:family="paragraph" style:parent-style-name="Table_20_Contents" style:list-style-name="L37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85" style:family="paragraph" style:parent-style-name="Table_20_Contents" style:list-style-name="L38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86" style:family="paragraph" style:parent-style-name="Table_20_Contents" style:list-style-name="L39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87" style:family="paragraph" style:parent-style-name="Table_20_Contents" style:list-style-name="L41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88" style:family="paragraph" style:parent-style-name="Table_20_Contents" style:list-style-name="L55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89" style:family="paragraph" style:parent-style-name="Table_20_Contents" style:list-style-name="L61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90" style:family="paragraph" style:parent-style-name="Table_20_Contents" style:list-style-name="L67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91" style:family="paragraph" style:parent-style-name="Table_20_Contents" style:list-style-name="L68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92" style:family="paragraph" style:parent-style-name="Table_20_Contents" style:list-style-name="L70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93" style:family="paragraph" style:parent-style-name="Table_20_Contents" style:list-style-name="L36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94" style:family="paragraph" style:parent-style-name="Table_20_Contents" style:list-style-name="L3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style:font-name-asian="Arial1" style:font-size-asian="11pt" style:font-style-asian="normal" style:font-weight-asian="normal"/>
    </style:style>
    <style:style style:name="P95" style:family="paragraph" style:parent-style-name="Table_20_Contents" style:list-style-name="L4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style:font-name-asian="Arial1" style:font-size-asian="11pt" style:font-style-asian="normal" style:font-weight-asian="normal"/>
    </style:style>
    <style:style style:name="P96" style:family="paragraph" style:parent-style-name="Table_20_Contents" style:list-style-name="L11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/>
    </style:style>
    <style:style style:name="P97" style:family="paragraph" style:parent-style-name="Table_20_Contents" style:list-style-name="L12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/>
    </style:style>
    <style:style style:name="P98" style:family="paragraph" style:parent-style-name="Table_20_Contents" style:list-style-name="L13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/>
    </style:style>
    <style:style style:name="P99" style:family="paragraph" style:parent-style-name="Table_20_Contents" style:list-style-name="L14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/>
    </style:style>
    <style:style style:name="P100" style:family="paragraph" style:parent-style-name="Table_20_Contents" style:list-style-name="L15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/>
    </style:style>
    <style:style style:name="P101" style:family="paragraph" style:parent-style-name="Table_20_Contents" style:list-style-name="L16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/>
    </style:style>
    <style:style style:name="P102" style:family="paragraph" style:parent-style-name="Table_20_Contents" style:list-style-name="L17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/>
    </style:style>
    <style:style style:name="P103" style:family="paragraph" style:parent-style-name="Table_20_Contents" style:list-style-name="L18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/>
    </style:style>
    <style:style style:name="P104" style:family="paragraph" style:parent-style-name="Table_20_Contents" style:list-style-name="L19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/>
    </style:style>
    <style:style style:name="P105" style:family="paragraph" style:parent-style-name="Table_20_Contents" style:list-style-name="L21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/>
    </style:style>
    <style:style style:name="P106" style:family="paragraph" style:parent-style-name="Table_20_Contents" style:list-style-name="L22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/>
    </style:style>
    <style:style style:name="P107" style:family="paragraph" style:parent-style-name="Table_20_Contents" style:list-style-name="L27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/>
    </style:style>
    <style:style style:name="P108" style:family="paragraph" style:parent-style-name="Table_20_Contents" style:list-style-name="L28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/>
    </style:style>
    <style:style style:name="P109" style:family="paragraph" style:parent-style-name="Table_20_Contents" style:list-style-name="L31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/>
    </style:style>
    <style:style style:name="P110" style:family="paragraph" style:parent-style-name="Table_20_Contents" style:list-style-name="L32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/>
    </style:style>
    <style:style style:name="P111" style:family="paragraph" style:parent-style-name="Table_20_Contents" style:list-style-name="L33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/>
    </style:style>
    <style:style style:name="P112" style:family="paragraph" style:parent-style-name="Table_20_Contents" style:list-style-name="L35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/>
    </style:style>
    <style:style style:name="P113" style:family="paragraph" style:parent-style-name="Table_20_Contents" style:list-style-name="L36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/>
    </style:style>
    <style:style style:name="P114" style:family="paragraph" style:parent-style-name="Table_20_Contents">
      <style:paragraph-properties fo:padding="0.176cm" fo:border="0.035cm solid #000000"/>
    </style:style>
    <style:style style:name="P115" style:family="paragraph" style:parent-style-name="Table_20_Contents">
      <style:paragraph-properties fo:margin-left="0.635cm" fo:margin-right="0cm" fo:margin-top="0cm" fo:margin-bottom="0cm" fo:line-height="120%" fo:text-indent="-0.635cm" style:auto-text-indent="false" fo:padding="0cm" fo:border="none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116" style:family="paragraph" style:parent-style-name="Table_20_Contents">
      <style:paragraph-properties fo:margin-left="0.635cm" fo:margin-right="0cm" fo:margin-top="0cm" fo:margin-bottom="0cm" fo:line-height="120%" fo:text-indent="-0.635cm" style:auto-text-indent="false" fo:padding="0cm" fo:border="none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17" style:family="paragraph" style:parent-style-name="Table_20_Contents" style:list-style-name="L11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118" style:family="paragraph" style:parent-style-name="Table_20_Contents" style:list-style-name="L19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119" style:family="paragraph" style:parent-style-name="Table_20_Contents" style:list-style-name="L28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120" style:family="paragraph" style:parent-style-name="Table_20_Contents" style:list-style-name="L12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2pt" style:font-style-asian="normal" style:font-weight-asian="normal"/>
    </style:style>
    <style:style style:name="P121" style:family="paragraph" style:parent-style-name="Table_20_Contents" style:list-style-name="L13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2pt" style:font-style-asian="normal" style:font-weight-asian="normal"/>
    </style:style>
    <style:style style:name="P122" style:family="paragraph" style:parent-style-name="Table_20_Contents" style:list-style-name="L14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2pt" style:font-style-asian="normal" style:font-weight-asian="normal"/>
    </style:style>
    <style:style style:name="P123" style:family="paragraph" style:parent-style-name="Table_20_Contents" style:list-style-name="L16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2pt" style:font-style-asian="normal" style:font-weight-asian="normal"/>
    </style:style>
    <style:style style:name="P124" style:family="paragraph" style:parent-style-name="Table_20_Contents" style:list-style-name="L17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2pt" style:font-style-asian="normal" style:font-weight-asian="normal"/>
    </style:style>
    <style:style style:name="P125" style:family="paragraph" style:parent-style-name="Table_20_Contents" style:list-style-name="L18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2pt" style:font-style-asian="normal" style:font-weight-asian="normal"/>
    </style:style>
    <style:style style:name="P126" style:family="paragraph" style:parent-style-name="Table_20_Contents" style:list-style-name="L21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2pt" style:font-style-asian="normal" style:font-weight-asian="normal"/>
    </style:style>
    <style:style style:name="P127" style:family="paragraph" style:parent-style-name="Table_20_Contents" style:list-style-name="L22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2pt" style:font-style-asian="normal" style:font-weight-asian="normal"/>
    </style:style>
    <style:style style:name="P128" style:family="paragraph" style:parent-style-name="Table_20_Contents" style:list-style-name="L27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2pt" style:font-style-asian="normal" style:font-weight-asian="normal"/>
    </style:style>
    <style:style style:name="P129" style:family="paragraph" style:parent-style-name="Table_20_Contents" style:list-style-name="L31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2pt" style:font-style-asian="normal" style:font-weight-asian="normal"/>
    </style:style>
    <style:style style:name="P130" style:family="paragraph" style:parent-style-name="Table_20_Contents" style:list-style-name="L32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2pt" style:font-style-asian="normal" style:font-weight-asian="normal"/>
    </style:style>
    <style:style style:name="P131" style:family="paragraph" style:parent-style-name="Table_20_Contents" style:list-style-name="L33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2pt" style:font-style-asian="normal" style:font-weight-asian="normal"/>
    </style:style>
    <style:style style:name="P132" style:family="paragraph" style:parent-style-name="Table_20_Contents" style:list-style-name="L35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2pt" style:font-style-asian="normal" style:font-weight-asian="normal"/>
    </style:style>
    <style:style style:name="P133" style:family="paragraph" style:parent-style-name="Table_20_Contents" style:list-style-name="L36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2pt" style:font-style-asian="normal" style:font-weight-asian="normal"/>
    </style:style>
    <style:style style:name="P134" style:family="paragraph" style:parent-style-name="Table_20_Contents" style:list-style-name="L15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35" style:family="paragraph" style:parent-style-name="Table_20_Contents" style:list-style-name="L20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/>
    </style:style>
    <style:style style:name="P136" style:family="paragraph" style:parent-style-name="Table_20_Contents" style:list-style-name="L23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/>
    </style:style>
    <style:style style:name="P137" style:family="paragraph" style:parent-style-name="Table_20_Contents" style:list-style-name="L24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/>
    </style:style>
    <style:style style:name="P138" style:family="paragraph" style:parent-style-name="Table_20_Contents" style:list-style-name="L26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/>
    </style:style>
    <style:style style:name="P139" style:family="paragraph" style:parent-style-name="Table_20_Contents" style:list-style-name="L29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/>
    </style:style>
    <style:style style:name="P140" style:family="paragraph" style:parent-style-name="Table_20_Contents" style:list-style-name="L30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/>
    </style:style>
    <style:style style:name="P141" style:family="paragraph" style:parent-style-name="Table_20_Contents" style:list-style-name="L34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/>
    </style:style>
    <style:style style:name="P142" style:family="paragraph" style:parent-style-name="Table_20_Contents" style:list-style-name="L25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/>
    </style:style>
    <style:style style:name="T1" style:family="text">
      <style:text-properties fo:font-variant="normal" fo:text-transform="none" fo:color="#1155cc" style:text-line-through-style="none" style:font-name="Arial1" fo:font-size="11pt" fo:font-style="normal" style:text-underline-style="solid" style:text-underline-width="auto" style:text-underline-color="font-color" fo:font-weight="normal" style:text-blinking="false" fo:background-color="transparent"/>
    </style:style>
    <style:style style:name="T2" style:family="text">
      <style:text-properties style:font-name="Arial1" fo:font-style="normal" fo:font-weight="normal"/>
    </style:style>
    <style:style style:name="T3" style:family="text">
      <style:text-properties style:font-name="Arial1" fo:font-size="11pt" fo:font-style="normal" fo:font-weight="normal"/>
    </style:style>
    <style:style style:name="T4" style:family="text">
      <style:text-properties style:font-name="Arial1" fo:font-size="11pt" fo:font-style="normal" fo:font-weight="normal" fo:background-color="transparent"/>
    </style:style>
    <style:style style:name="T5" style:family="text">
      <style:text-properties style:font-name="Arial1" fo:font-size="12pt" fo:font-style="normal" fo:font-weight="normal"/>
    </style:style>
    <style:style style:name="T6" style:family="text">
      <style:text-properties style:font-name="Arial1" fo:font-size="12pt" fo:font-style="normal" fo:font-weight="normal" fo:background-color="transparent"/>
    </style:style>
    <style:style style:name="T7" style:family="text">
      <style:text-properties style:font-name="Arial1" fo:font-size="13pt" fo:font-style="normal" fo:font-weight="normal"/>
    </style:style>
    <style:style style:name="T8" style:family="text">
      <style:text-properties style:font-name="Arial1" fo:font-size="14pt" fo:font-style="normal" fo:font-weight="normal"/>
    </style:style>
    <style:style style:name="T9" style:family="text">
      <style:text-properties fo:background-color="transparent"/>
    </style:style>
    <style:style style:name="T10" style:family="text">
      <style:text-properties fo:background-color="transparent" style:font-name-asian="Arial1" style:font-size-asian="11pt" style:font-style-asian="normal" style:font-weight-asian="normal"/>
    </style:style>
    <style:style style:name="T11" style:family="text">
      <style:text-properties fo:background-color="transparent" style:font-name-asian="Arial1" style:font-size-asian="12pt" style:font-style-asian="normal" style:font-weight-asian="normal"/>
    </style:style>
    <style:style style:name="T12" style:family="text">
      <style:text-properties style:font-name-asian="Arial1" style:font-size-asian="11pt" style:font-style-asian="normal" style:font-weight-asian="normal"/>
    </style:style>
    <style:style style:name="T13" style:family="text">
      <style:text-properties style:font-name-asian="Arial1" style:font-size-asian="12pt" style:font-style-asian="normal" style:font-weight-asian="normal"/>
    </style:style>
    <style:style style:name="T14" style:family="text">
      <style:text-properties style:font-name-asian="Arial1" style:font-size-asian="13pt" style:font-style-asian="normal" style:font-weight-asian="normal"/>
    </style:style>
    <style:style style:name="T15" style:family="text">
      <style:text-properties style:font-name-asian="Arial1" style:font-size-asian="14pt" style:font-style-asian="normal" style:font-weight-asian="normal"/>
    </style:style>
    <style:style style:name="T16" style:family="text">
      <style:text-properties style:font-name="Arial" style:font-name-asian="Arial" style:font-style-asian="normal" style:font-weight-asian="normal"/>
    </style:style>
    <style:style style:name="T17" style:family="text">
      <style:text-properties style:font-name="Arial" fo:font-style="normal" fo:font-weight="normal" style:font-name-asian="Arial"/>
    </style:style>
    <style:style style:name="T18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5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6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a435f932-7fff-9c1a-b2dd-4d4c56387711"/><text:a xlink:type="simple" xlink:href="https://docs.google.com/document/d/1p1Jfn9axhE5iJx0UwpkuFVqQDyEz_SSNdXUtkEJDo-c/edit#bookmark=id.sfh4zxqpgl0z" text:style-name="Internet_20_link" text:visited-style-name="Visited_20_Internet_20_Link"><text:span text:style-name="T1">EOF</text:span></text:a></text:p>
      <text:p text:style-name="Text_20_body"/>
      <text:p text:style-name="P3">[20190519_221826]</text:p>
      <text:p text:style-name="P3">5/18sa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P23">天気</text:p>
          </table:table-cell>
          <table:table-cell table:style-name="表1.A1" office:value-type="string">
            <text:list xml:id="list3819133998209634535" text:style-name="L1">
              <text:list-item>
                <text:p text:style-name="P32">晴れ。雲あり（구름 있습니다）。</text:p>
              </text:list-item>
              <text:list-item>
                <text:p text:style-name="P83"><text:span text:style-name="T12">額が、幾分、汗ばんだ（땀 흘렀다</text:span><text:span text:style-name="T3">.</text:span><text:span text:style-name="T12">）。</text:span></text:p>
              </text:list-item>
            </text:list>
          </table:table-cell>
        </table:table-row>
        <table:table-row>
          <table:table-cell table:style-name="表1.A1" office:value-type="string">
            <text:p text:style-name="P114"/>
            <text:p text:style-name="Table_20_Contents"/>
          </table:table-cell>
          <table:table-cell table:style-name="表1.A1" office:value-type="string">
            <text:p text:style-name="P23">最寄り</text:p>
          </table:table-cell>
          <table:table-cell table:style-name="表1.A1" office:value-type="string">
            <text:p text:style-name="P23">上大岡駅。市営地下鉄を使う。</text:p>
          </table:table-cell>
        </table:table-row>
        <table:table-row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P23">他職：ポンプ</text:p>
          </table:table-cell>
          <table:table-cell table:style-name="表1.A1" office:value-type="string">
            <text:list xml:id="list7623308960212144847" text:style-name="L2">
              <text:list-item>
                <text:p text:style-name="P33">３名。１人は日本人。ほか２人は、ベトナムか。</text:p>
              </text:list-item>
              <text:list-item>
                <text:p text:style-name="P33">１人は小柄、１６０ｃｍぐらい。もうひとりは、１７０ぐらいか。こちらは、日本語が達者。</text:p>
              </text:list-item>
              <text:list-item>
                <text:p text:style-name="P33">小柄の方は、そう言えば、日本語は聞いていない。</text:p>
              </text:list-item>
            </text:list>
          </table:table-cell>
        </table:table-row>
        <table:table-row>
          <table:table-cell table:style-name="表1.A1" office:value-type="string">
            <text:p text:style-name="P114"/>
            <text:p text:style-name="Table_20_Contents"/>
          </table:table-cell>
          <table:table-cell table:style-name="表1.A1" office:value-type="string">
            <text:p text:style-name="P23">他職：土工さん</text:p>
          </table:table-cell>
          <table:table-cell table:style-name="表1.A1" office:value-type="string">
            <text:list xml:id="list7716766120081035744" text:style-name="L3">
              <text:list-item>
                <text:p text:style-name="P94"><text:span text:style-name="T9">バイブは、計３人。最後の２面ぐらいを、３人目の、若そうな人が担当。猫背。目が薄く開いている。センスがいい。バイブの入れる時間が、ちょうどいい長さ。 </text:span></text:p>
              </text:list-item>
            </text:list>
          </table:table-cell>
        </table:table-row>
        <table:table-row>
          <table:table-cell table:style-name="表1.A1" office:value-type="string">
            <text:p text:style-name="P114"/>
            <text:p text:style-name="Table_20_Contents"/>
          </table:table-cell>
          <table:table-cell table:style-name="表1.A1" office:value-type="string">
            <text:p text:style-name="P23">他職：電気屋さんの相番の人</text:p>
          </table:table-cell>
          <table:table-cell table:style-name="表1.A1" office:value-type="string">
            <text:list xml:id="list7753595279037977979" text:style-name="L4">
              <text:list-item>
                <text:p text:style-name="P95"><text:span text:style-name="T9">丁寧な物腰。 </text:span></text:p>
              </text:list-item>
            </text:list>
          </table:table-cell>
        </table:table-row>
        <table:table-row>
          <table:table-cell table:style-name="表1.A1" office:value-type="string">
            <text:p text:style-name="P114"/>
            <text:p text:style-name="Table_20_Contents"/>
          </table:table-cell>
          <table:table-cell table:style-name="表1.A1" office:value-type="string">
            <text:p text:style-name="P23">監督さん</text:p>
          </table:table-cell>
          <table:table-cell table:style-name="表1.A1" office:value-type="string">
            <text:p text:style-name="P115">３名。一人は女性。小柄。男性の一人は、１７０ぐらい、顔は、肌が浅黒い。メガネあり。</text:p>
          </table:table-cell>
        </table:table-row>
        <table:table-row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P23">発注者の方</text:p>
          </table:table-cell>
          <table:table-cell table:style-name="表1.A1" office:value-type="string">
            <text:list xml:id="list2613176558187283905" text:style-name="L5">
              <text:list-item>
                <text:p text:style-name="P34">小柄、１６５ぐらいか。朝、朝礼に参加している。挨拶する。</text:p>
              </text:list-item>
              <text:list-item>
                <text:p text:style-name="P34">終わって、帰る途中で電話する。昼が３０分ぐらいで、残業をつけたい旨申し出る。「コンクリートは、そういうものでしょう」と、返される。</text:p>
              </text:list-item>
            </text:list>
          </table:table-cell>
        </table:table-row>
        <table:table-row>
          <table:table-cell table:style-name="表1.A1" office:value-type="string">
            <text:p text:style-name="P114"/>
            <text:p text:style-name="Table_20_Contents"/>
          </table:table-cell>
          <table:table-cell table:style-name="表1.A1" office:value-type="string">
            <text:p text:style-name="P23">現場見取り図</text:p>
          </table:table-cell>
          <table:table-cell table:style-name="表1.A1" office:value-type="string">
            <text:p text:style-name="P116"><text:span text:style-name="T12">　</text:span><text:span text:style-name="T3">=&gt;</text:span><text:span text:style-name="T12">　</text:span><text:span text:style-name="T3">see memo.</text:span></text:p>
          </table:table-cell>
        </table:table-row>
      </table:table>
      <text:p text:style-name="Text_20_body"/>
      <text:p text:style-name="P3">---------------------------------------------------------------</text:p>
      <text:p text:style-name="P3">[20190525_172946]</text:p>
      <text:p text:style-name="P3">5/24 f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Table_20_Contents"/>
          </table:table-cell>
          <table:table-cell table:style-name="表2.A1" office:value-type="string">
            <text:p text:style-name="P23">天気</text:p>
          </table:table-cell>
          <table:table-cell table:style-name="表2.A1" office:value-type="string">
            <text:p text:style-name="P28"><text:span text:style-name="T12">晴れ。暑い。汗ばむのは　</text:span><text:span text:style-name="T3">=&gt;</text:span><text:span text:style-name="T12">　なかったか。</text:span></text:p>
          </table:table-cell>
        </table:table-row>
        <table:table-row>
          <table:table-cell table:style-name="表2.A1" office:value-type="string">
            <text:p text:style-name="Table_20_Contents"/>
          </table:table-cell>
          <table:table-cell table:style-name="表2.A1" office:value-type="string">
            <text:p text:style-name="P23">最寄り</text:p>
          </table:table-cell>
          <table:table-cell table:style-name="表2.A1" office:value-type="string">
            <text:p text:style-name="P23">横須賀中央駅</text:p>
          </table:table-cell>
        </table:table-row>
        <table:table-row>
          <table:table-cell table:style-name="表2.A1" office:value-type="string">
            <text:p text:style-name="Table_20_Contents"/>
          </table:table-cell>
          <table:table-cell table:style-name="表2.A1" office:value-type="string">
            <text:p text:style-name="P23">他職：ポンプ</text:p>
          </table:table-cell>
          <table:table-cell table:style-name="表2.A1" office:value-type="string">
            <text:list xml:id="list6707257379176261537" text:style-name="L6">
              <text:list-item>
                <text:p text:style-name="P35">３人</text:p>
              </text:list-item>
              <text:list-item>
                <text:p text:style-name="P35">３人とも、日本人</text:p>
              </text:list-item>
              <text:list-item>
                <text:p text:style-name="P35">小柄。１６７ぐらい</text:p>
              </text:list-item>
              <text:list-item>
                <text:p text:style-name="P35"><text:soft-page-break/>ベテランの用。４０代後半か</text:p>
              </text:list-item>
            </text:list>
          </table:table-cell>
        </table:table-row>
        <table:table-row>
          <table:table-cell table:style-name="表2.A1" office:value-type="string">
            <text:p text:style-name="P114"/>
            <text:p text:style-name="Table_20_Contents"/>
          </table:table-cell>
          <table:table-cell table:style-name="表2.A1" office:value-type="string">
            <text:p text:style-name="P23">他職：土工さん</text:p>
          </table:table-cell>
          <table:table-cell table:style-name="表2.A1" office:value-type="string">
            <text:list xml:id="list6343043939179246969" text:style-name="L7">
              <text:list-item>
                <text:p text:style-name="P36">バイブの人、２名。１名は、肌が浅黒い。東南アジアか。首、右側に、刺青。</text:p>
              </text:list-item>
              <text:list-item>
                <text:p text:style-name="P36">もう１名は、日本人。初老。髪は白い。小柄。前歯が、門歯、抜けている。大声出したり、バタバタした動きはしない。指示が、手の動き、方向を指すときに、ヒステリックな動きを示している。と、観察した。</text:p>
              </text:list-item>
              <text:list-item>
                <text:p text:style-name="P36">打ち終わりのとき、バイブを下に下ろして、別の面のスラブに上げてくれ、と頼まれる。下に下ろす。もう一人の東南アジア系の人を手伝う。下に下ろしたら、彼が、もういいよ、と言ってくれる</text:p>
              </text:list-item>
            </text:list>
          </table:table-cell>
        </table:table-row>
        <table:table-row>
          <table:table-cell table:style-name="表2.A1" office:value-type="string">
            <text:p text:style-name="P114"/>
            <text:p text:style-name="Table_20_Contents"/>
          </table:table-cell>
          <table:table-cell table:style-name="表2.A1" office:value-type="string">
            <text:p text:style-name="P23">他職：電気屋さんの相番の人</text:p>
          </table:table-cell>
          <table:table-cell table:style-name="表2.A1" office:value-type="string">
            <text:list xml:id="list8392351657839910334" text:style-name="L8">
              <text:list-item>
                <text:p text:style-name="P37">半袖。</text:p>
              </text:list-item>
              <text:list-item>
                <text:p text:style-name="P37">目が、ギラギラしている。体は大きめ。１７２少しあるか。終盤、金属製のスリーブが、床板から外れているのに気づく。彼に伝える。彼は、行動しない。２回、告げる。彼は、行動しない。打ち始める。コンクリートが流れてくる。スリーブは浮いてしまう。その時点で、再び、彼に伝える。彼は一瞬、こちらをギロッと見る。そして、スリーブへ向かう。</text:p>
              </text:list-item>
            </text:list>
          </table:table-cell>
        </table:table-row>
        <table:table-row>
          <table:table-cell table:style-name="表2.A1" office:value-type="string">
            <text:p text:style-name="P114"/>
            <text:p text:style-name="Table_20_Contents"/>
          </table:table-cell>
          <table:table-cell table:style-name="表2.A1" office:value-type="string">
            <text:p text:style-name="P23">監督さん</text:p>
          </table:table-cell>
          <table:table-cell table:style-name="表2.A1" office:value-type="string">
            <text:list xml:id="list4054445939311173954" text:style-name="L9">
              <text:list-item>
                <text:p text:style-name="P38">２名。若い、両方とも。「かとう」というシールを張ったメットをかぶった監督。ポンプ屋さんから、間隔を空けるな、と文句をずっと言われている。ニーッと微笑み、しかし、返事をしない。</text:p>
              </text:list-item>
            </text:list>
          </table:table-cell>
        </table:table-row>
        <table:table-row>
          <table:table-cell table:style-name="表2.A1" office:value-type="string">
            <text:p text:style-name="P114"/>
            <text:p text:style-name="Table_20_Contents"/>
          </table:table-cell>
          <table:table-cell table:style-name="表2.A1" office:value-type="string">
            <text:p text:style-name="P23">発注者の方</text:p>
          </table:table-cell>
          <table:table-cell table:style-name="表2.A1" office:value-type="string">
            <text:list xml:id="list3608266443224484114" text:style-name="L10">
              <text:list-item>
                <text:p text:style-name="P39">扶桑電気。まるやさんという方。１７５ぐらい。大きい。メガネをかけている。仕事は事務所でやっているとのこと。現場に出ているのは、テクノキャリアの人たち。緑色のヘルメット。</text:p>
              </text:list-item>
            </text:list>
          </table:table-cell>
        </table:table-row>
        <table:table-row>
          <table:table-cell table:style-name="表2.A1" office:value-type="string">
            <text:p text:style-name="P114"/>
            <text:p text:style-name="Table_20_Contents"/>
          </table:table-cell>
          <table:table-cell table:style-name="表2.A1" office:value-type="string">
            <text:p text:style-name="P23">現場見取り図</text:p>
          </table:table-cell>
          <table:table-cell table:style-name="表2.A1" office:value-type="string">
            <text:p text:style-name="P116"><text:span text:style-name="T12">　</text:span><text:span text:style-name="T3">=&gt;</text:span><text:span text:style-name="T12">　</text:span><text:span text:style-name="T3">memo</text:span></text:p>
          </table:table-cell>
        </table:table-row>
        <table:table-row>
          <table:table-cell table:style-name="表2.A1" office:value-type="string">
            <text:p text:style-name="Table_20_Contents"/>
          </table:table-cell>
          <table:table-cell table:style-name="表2.A1" office:value-type="string">
            <text:p text:style-name="P23">その他</text:p>
          </table:table-cell>
          <table:table-cell table:style-name="表2.A1" office:value-type="string">
            <text:p text:style-name="Table_20_Contents"/>
          </table:table-cell>
        </table:table-row>
      </table:table>
      <text:p text:style-name="Text_20_body"/>
      <text:p text:style-name="P3">[/ 20190525_174609]</text:p>
      <text:p text:style-name="Text_20_body"/>
      <text:p text:style-name="P4">---------------------------------------------------------------</text:p>
      <text:p text:style-name="P4">[20190602_131556]</text:p>
      <text:p text:style-name="P10"><text:span text:style-name="T12">作業日： </text:span><text:span text:style-name="T3">05/30 f 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P29"> </text:p>
          </table:table-cell>
          <table:table-cell table:style-name="表3.A1" office:value-type="string">
            <text:p text:style-name="P24">現場</text:p>
          </table:table-cell>
          <table:table-cell table:style-name="表3.A1" office:value-type="string">
            <text:list xml:id="list1502339049477916576" text:style-name="L11">
              <text:list-item>
                <text:p text:style-name="P96"><text:span text:style-name="T4"><text:line-break/></text:span><text:span text:style-name="T10">名称：三橋共同住宅（２）</text:span></text:p>
              </text:list-item>
              <text:list-item>
                <text:p text:style-name="P117">発注元：アクア（新規入場の用紙には、「宮本住宅設備」と記入）</text:p>
              </text:list-item>
            </text:list>
          </table:table-cell>
        </table:table-row>
        <text:soft-page-break/>
        <table:table-row>
          <table:table-cell table:style-name="表3.A1" office:value-type="string">
            <text:p text:style-name="P22"/>
            <text:p text:style-name="P29"> </text:p>
          </table:table-cell>
          <table:table-cell table:style-name="表3.A1" office:value-type="string">
            <text:p text:style-name="P24">天気</text:p>
          </table:table-cell>
          <table:table-cell table:style-name="表3.A1" office:value-type="string">
            <text:p text:style-name="P25">晴れ。汗はかかない。</text:p>
          </table:table-cell>
        </table:table-row>
        <table:table-row>
          <table:table-cell table:style-name="表3.A1" office:value-type="string">
            <text:p text:style-name="P29"> </text:p>
          </table:table-cell>
          <table:table-cell table:style-name="表3.A1" office:value-type="string">
            <text:p text:style-name="P24">最寄り</text:p>
          </table:table-cell>
          <table:table-cell table:style-name="表3.A1" office:value-type="string">
            <text:list xml:id="list1994972948937918010" text:style-name="L12">
              <text:list-item>
                <text:p text:style-name="P97"><text:span text:style-name="T4"><text:line-break/></text:span><text:span text:style-name="T11">新横浜。歩いて、１５～６分。</text:span></text:p>
              </text:list-item>
              <text:list-item>
                <text:p text:style-name="P43">道順は、簡明。距離がある。</text:p>
              </text:list-item>
              <text:list-item>
                <text:p text:style-name="P120">広い通りを、まっすぐ歩く。曲がるのは、４回ぐらいだったか。</text:p>
              </text:list-item>
            </text:list>
          </table:table-cell>
        </table:table-row>
        <table:table-row>
          <table:table-cell table:style-name="表3.A1" office:value-type="string">
            <text:p text:style-name="P22"/>
            <text:p text:style-name="P29"> </text:p>
          </table:table-cell>
          <table:table-cell table:style-name="表3.A1" office:value-type="string">
            <text:p text:style-name="P24">他職：ポンプ</text:p>
          </table:table-cell>
          <table:table-cell table:style-name="表3.A1" office:value-type="string">
            <text:list xml:id="list7645740077935021453" text:style-name="L13">
              <text:list-item>
                <text:p text:style-name="P98"><text:span text:style-name="T4"><text:line-break/></text:span><text:span text:style-name="T11">２人。会社名は　</text:span><text:span text:style-name="T6">=&gt;</text:span><text:span text:style-name="T11">　思い出せない。</text:span></text:p>
              </text:list-item>
              <text:list-item>
                <text:p text:style-name="P44">１人は、東南アジア系か。小柄。１６０ｃｍぐらい。</text:p>
              </text:list-item>
              <text:list-item>
                <text:p text:style-name="P44">もう一人は、日本人。１７５ｃｍぐらい。メガネをかけている。肌は、日に焼けている。やせ型。よく笑い声をあげる。</text:p>
              </text:list-item>
              <text:list-item>
                <text:p text:style-name="P121">富士建材</text:p>
              </text:list-item>
            </text:list>
          </table:table-cell>
        </table:table-row>
        <table:table-row>
          <table:table-cell table:style-name="表3.A1" office:value-type="string">
            <text:p text:style-name="P22"/>
            <text:p text:style-name="P29"> </text:p>
          </table:table-cell>
          <table:table-cell table:style-name="表3.A1" office:value-type="string">
            <text:p text:style-name="P24">他職：土工さん</text:p>
          </table:table-cell>
          <table:table-cell table:style-name="表3.A1" office:value-type="string">
            <text:list xml:id="list3059673959666294369" text:style-name="L14">
              <text:list-item>
                <text:p text:style-name="P99"><text:span text:style-name="T4"><text:line-break/></text:span><text:span text:style-name="T11">バイブ２名。一人は、白髪が入っている。５０前後か。あごヒゲあり。昼休のとき、私が食事していた、１階のベランダ類似のスペースに、やってくる。側面は、ベニヤを外してある。露出しているコンクリートの面面を、眺めている。</text:span></text:p>
              </text:list-item>
              <text:list-item>
                <text:p text:style-name="P45">もう一人は、若い。３０前後か。１７５ｃｍぐらい。顔は、日に焼けている。赤くもある。必死に動いている、そういう印象を持っている。</text:p>
              </text:list-item>
              <text:list-item>
                <text:p text:style-name="P122">会社名：岩崎開発</text:p>
              </text:list-item>
            </text:list>
          </table:table-cell>
        </table:table-row>
        <table:table-row>
          <table:table-cell table:style-name="表3.A1" office:value-type="string">
            <text:p text:style-name="P22"/>
            <text:p text:style-name="P29"> </text:p>
          </table:table-cell>
          <table:table-cell table:style-name="表3.A1" office:value-type="string">
            <text:p text:style-name="P24">他職：電気屋さんの相番の人</text:p>
          </table:table-cell>
          <table:table-cell table:style-name="表3.A1" office:value-type="string">
            <text:list xml:id="list6284770186827182994" text:style-name="L15">
              <text:list-item>
                <text:p text:style-name="P100"><text:span text:style-name="T4"><text:line-break/></text:span><text:span text:style-name="T11">電気屋さん本職の人か。しばしば、鉄筋をハッカーで結わえている。</text:span></text:p>
              </text:list-item>
              <text:list-item>
                <text:p text:style-name="P134"><text:span text:style-name="T13">朝、宮本住宅設備の担当の人から、紹介を受ける。「不慣れなもので</text:span><text:span text:style-name="T5">...</text:span><text:span text:style-name="T13">」と、謙遜の言葉を口にしていた。</text:span></text:p>
              </text:list-item>
            </text:list>
          </table:table-cell>
        </table:table-row>
        <table:table-row>
          <table:table-cell table:style-name="表3.A1" office:value-type="string">
            <text:p text:style-name="P22"/>
            <text:p text:style-name="P29"> </text:p>
          </table:table-cell>
          <table:table-cell table:style-name="表3.A1" office:value-type="string">
            <text:p text:style-name="P24">監督さん</text:p>
          </table:table-cell>
          <table:table-cell table:style-name="表3.A1" office:value-type="string">
            <text:list xml:id="list6495411054867811626" text:style-name="L16">
              <text:list-item>
                <text:p text:style-name="P101"><text:span text:style-name="T4"><text:line-break/></text:span><text:span text:style-name="T11">２人。ひとりは、４０前後か。肌の色は、わりと浅黒い。目は、じっと前方を見つめる風。</text:span></text:p>
              </text:list-item>
              <text:list-item>
                <text:p text:style-name="P123"><text:soft-page-break/>もう一人は、若い人。２０代後半ぐらいか。打ち終わって、足場にて、この人にまず、「終わります」と、挨拶する。もう一人の監督が、実際の担当なので、そちらへ報告してくれ、といった内容の返答をもらう。</text:p>
              </text:list-item>
            </text:list>
          </table:table-cell>
        </table:table-row>
        <table:table-row>
          <table:table-cell table:style-name="表3.A1" office:value-type="string">
            <text:p text:style-name="P22"/>
            <text:p text:style-name="P29"> </text:p>
          </table:table-cell>
          <table:table-cell table:style-name="表3.A1" office:value-type="string">
            <text:p text:style-name="P24">発注者の方</text:p>
          </table:table-cell>
          <table:table-cell table:style-name="表3.A1" office:value-type="string">
            <text:list xml:id="list3940597282282045125" text:style-name="L17">
              <text:list-item>
                <text:p text:style-name="P102"><text:span text:style-name="T4"><text:line-break/></text:span><text:span text:style-name="T11">「宮本住宅設備」。小柄。１６５ｃｍぐらいか。頭は、髪の毛がまばらに残っている。赤ら顔。メガネをかけていたか。（　</text:span><text:span text:style-name="T6">=&gt;</text:span><text:span text:style-name="T11">　いいや）。</text:span></text:p>
              </text:list-item>
              <text:list-item>
                <text:p text:style-name="P46">朝礼、新規をアテンドしてくれる。その後、ご本人は、現場を去る。</text:p>
              </text:list-item>
              <text:list-item>
                <text:p text:style-name="P124">新規の紙を書くとき、缶コーヒーをくれた。「ブルーマウンテン」なんとかの、ジョージアブランドの、冷たいもの。</text:p>
              </text:list-item>
            </text:list>
          </table:table-cell>
        </table:table-row>
        <table:table-row>
          <table:table-cell table:style-name="表3.A1" office:value-type="string">
            <text:p text:style-name="P22"/>
            <text:p text:style-name="P29"> </text:p>
          </table:table-cell>
          <table:table-cell table:style-name="表3.A1" office:value-type="string">
            <text:p text:style-name="P24">現場見取り図</text:p>
          </table:table-cell>
          <table:table-cell table:style-name="表3.A1" office:value-type="string">
            <text:p text:style-name="P29"><text:span text:style-name="T13">　</text:span><text:span text:style-name="T5">=&gt; </text:span><text:span text:style-name="T13">メモ</text:span></text:p>
          </table:table-cell>
        </table:table-row>
        <table:table-row>
          <table:table-cell table:style-name="表3.A1" office:value-type="string">
            <text:p text:style-name="P29"> </text:p>
          </table:table-cell>
          <table:table-cell table:style-name="表3.A1" office:value-type="string">
            <text:p text:style-name="P24">その他</text:p>
          </table:table-cell>
          <table:table-cell table:style-name="表3.A1" office:value-type="string">
            <text:list xml:id="list2660074427472103412" text:style-name="L18">
              <text:list-item>
                <text:p text:style-name="P103"><text:span text:style-name="T4"><text:line-break/></text:span><text:span text:style-name="T11">配送の人：女の人。白髪が混じっている。１６０ｃｍぐらいか。</text:span></text:p>
              </text:list-item>
              <text:list-item>
                <text:p text:style-name="P125">土間屋さん：親方らしき人は、大柄。１７５ぐらい。腹が出ている。</text:p>
              </text:list-item>
            </text:list>
          </table:table-cell>
        </table:table-row>
      </table:table>
      <text:p text:style-name="Text_20_body"/>
      <text:p text:style-name="P11"> </text:p>
      <text:p text:style-name="P5">[/ 20190602_133709]</text:p>
      <text:p text:style-name="P11"> </text:p>
      <text:p text:style-name="Text_20_body"/>
      <text:p text:style-name="P4">---------------------------------------------------------------</text:p>
      <text:p text:style-name="P4">[20190609_011205]</text:p>
      <text:p text:style-name="P10"><text:span text:style-name="T12">作業日：</text:span><text:span text:style-name="T3">7/6(month)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29"> </text:p>
          </table:table-cell>
          <table:table-cell table:style-name="表4.A1" office:value-type="string">
            <text:p text:style-name="P24">現場</text:p>
          </table:table-cell>
          <table:table-cell table:style-name="表4.A1" office:value-type="string">
            <text:list xml:id="list6343675677485251220" text:style-name="L19">
              <text:list-item>
                <text:p text:style-name="P104"><text:span text:style-name="T4"><text:line-break/></text:span><text:span text:style-name="T10">名称：神奈川区２丁目計画</text:span></text:p>
              </text:list-item>
              <text:list-item>
                <text:p text:style-name="P118">発注元：相模設備工業</text:p>
              </text:list-item>
            </text:list>
          </table:table-cell>
        </table:table-row>
        <text:soft-page-break/>
        <table:table-row>
          <table:table-cell table:style-name="表4.A1" office:value-type="string">
            <text:p text:style-name="P22"/>
            <text:p text:style-name="P29"> </text:p>
          </table:table-cell>
          <table:table-cell table:style-name="表4.A1" office:value-type="string">
            <text:p text:style-name="P24">天気</text:p>
          </table:table-cell>
          <table:table-cell table:style-name="表4.A1" office:value-type="string">
            <text:list xml:id="list1303387006778330922" text:style-name="L20">
              <text:list-item>
                <text:p text:style-name="P135"><text:span text:style-name="T4"><text:line-break/></text:span><text:span text:style-name="T11">曇り、直に雨</text:span></text:p>
              </text:list-item>
            </text:list>
          </table:table-cell>
        </table:table-row>
        <table:table-row>
          <table:table-cell table:style-name="表4.A1" office:value-type="string">
            <text:p text:style-name="P22"/>
            <text:p text:style-name="P29"> </text:p>
          </table:table-cell>
          <table:table-cell table:style-name="表4.A1" office:value-type="string">
            <text:p text:style-name="P24">最寄り</text:p>
          </table:table-cell>
          <table:table-cell table:style-name="表4.A1" office:value-type="string">
            <text:list xml:id="list1790274649092772795" text:style-name="L21">
              <text:list-item>
                <text:p text:style-name="P105"><text:span text:style-name="T4"><text:line-break/></text:span><text:span text:style-name="T11">東神奈川駅（横浜線）</text:span></text:p>
              </text:list-item>
              <text:list-item>
                <text:p text:style-name="P47">駅から、１０分ほどか。まず、駅から地上へ、プロムナードの端にある、エレベータで降りる。</text:p>
              </text:list-item>
              <text:list-item>
                <text:p text:style-name="P126">途中、大きな交差点で、再び、歩道橋への上り下りに、ベータを使う。</text:p>
              </text:list-item>
            </text:list>
          </table:table-cell>
        </table:table-row>
        <table:table-row>
          <table:table-cell table:style-name="表4.A1" office:value-type="string">
            <text:p text:style-name="P22"/>
            <text:p text:style-name="P29"> </text:p>
          </table:table-cell>
          <table:table-cell table:style-name="表4.A1" office:value-type="string">
            <text:p text:style-name="P24">他職：ポンプ</text:p>
          </table:table-cell>
          <table:table-cell table:style-name="表4.A1" office:value-type="string">
            <text:list xml:id="list966036720028460427" text:style-name="L22">
              <text:list-item>
                <text:p text:style-name="P106"><text:span text:style-name="T4"><text:line-break/></text:span><text:span text:style-name="T11">３人。一人は、東南アジア系の顔立ち。背は高い。１７５ぐらい。他の２人は、５０後半か。どちらも、よく日に焼けている。どちらも、顔は細長い。シワが細かく入っている。</text:span></text:p>
              </text:list-item>
              <text:list-item>
                <text:p text:style-name="P127">最初は、兄弟かと思う。メットを見ると、名前は違う。</text:p>
              </text:list-item>
            </text:list>
          </table:table-cell>
        </table:table-row>
        <table:table-row>
          <table:table-cell table:style-name="表4.A1" office:value-type="string">
            <text:p text:style-name="P22"/>
            <text:p text:style-name="P29"> </text:p>
          </table:table-cell>
          <table:table-cell table:style-name="表4.A1" office:value-type="string">
            <text:p text:style-name="P24">他職：土工さん</text:p>
          </table:table-cell>
          <table:table-cell table:style-name="表4.A1" office:value-type="string">
            <text:list xml:id="list486379557847142163" text:style-name="L23">
              <text:list-item>
                <text:p text:style-name="P136"><text:span text:style-name="T4"><text:line-break/></text:span><text:span text:style-name="T11">バイブ、２人。一人は、若い。３０前後か。四角い輪郭。土間屋さんとの会話をチラと聞いた。１５の時から</text:span><text:span text:style-name="T6">...</text:span><text:span text:style-name="T11">という部分を聞き分ける。１５歳の時から、バイブの仕事をしている、ということか？</text:span></text:p>
              </text:list-item>
            </text:list>
          </table:table-cell>
        </table:table-row>
        <table:table-row>
          <table:table-cell table:style-name="表4.A1" office:value-type="string">
            <text:p text:style-name="P22"/>
            <text:p text:style-name="P29"> </text:p>
          </table:table-cell>
          <table:table-cell table:style-name="表4.A1" office:value-type="string">
            <text:p text:style-name="P24">他職：電気屋さんの相番の人</text:p>
          </table:table-cell>
          <table:table-cell table:style-name="表4.A1" office:value-type="string">
            <text:list xml:id="list5461926470823348200" text:style-name="L24">
              <text:list-item>
                <text:p text:style-name="P137"><text:span text:style-name="T4"><text:line-break/></text:span><text:span text:style-name="T11">東和の人。富岡さん。</text:span></text:p>
              </text:list-item>
            </text:list>
          </table:table-cell>
        </table:table-row>
        <table:table-row>
          <table:table-cell table:style-name="表4.A1" office:value-type="string">
            <text:p text:style-name="P22"/>
            <text:p text:style-name="P29"> </text:p>
          </table:table-cell>
          <table:table-cell table:style-name="表4.A1" office:value-type="string">
            <text:p text:style-name="P24">監督さん</text:p>
          </table:table-cell>
          <table:table-cell table:style-name="表4.A1" office:value-type="string">
            <text:list xml:id="list1313645992001652577" text:style-name="L25">
              <text:list-item>
                <text:p text:style-name="P142"><text:span text:style-name="T9"><text:line-break/> </text:span></text:p>
              </text:list-item>
            </text:list>
          </table:table-cell>
        </table:table-row>
        <table:table-row>
          <table:table-cell table:style-name="表4.A1" office:value-type="string">
            <text:p text:style-name="P22"/>
            <text:p text:style-name="P29"> </text:p>
          </table:table-cell>
          <table:table-cell table:style-name="表4.A1" office:value-type="string">
            <text:p text:style-name="P24">発注者の方</text:p>
          </table:table-cell>
          <table:table-cell table:style-name="表4.A1" office:value-type="string">
            <text:list xml:id="list938668959015467181" text:style-name="L26">
              <text:list-item>
                <text:p text:style-name="P138"><text:span text:style-name="T4"><text:line-break/></text:span><text:span text:style-name="T11">背の高い人。朝礼の時に、チラと見かけた。自分は職長に非ず。連絡は、東和の相馬さんに行った。</text:span></text:p>
              </text:list-item>
            </text:list>
          </table:table-cell>
        </table:table-row>
        <table:table-row>
          <table:table-cell table:style-name="表4.A1" office:value-type="string">
            <text:p text:style-name="P22"/>
            <text:p text:style-name="P29"> </text:p>
          </table:table-cell>
          <table:table-cell table:style-name="表4.A1" office:value-type="string">
            <text:p text:style-name="P24">現場見取り図</text:p>
          </table:table-cell>
          <table:table-cell table:style-name="表4.A1" office:value-type="string">
            <text:p text:style-name="P29"> </text:p>
          </table:table-cell>
        </table:table-row>
        <text:soft-page-break/>
        <table:table-row>
          <table:table-cell table:style-name="表4.A1" office:value-type="string">
            <text:p text:style-name="P29"> </text:p>
          </table:table-cell>
          <table:table-cell table:style-name="表4.A1" office:value-type="string">
            <text:p text:style-name="P24">その他</text:p>
          </table:table-cell>
          <table:table-cell table:style-name="表4.A1" office:value-type="string">
            <text:list xml:id="list4068069971488416617" text:style-name="L27">
              <text:list-item>
                <text:p text:style-name="P107"><text:span text:style-name="T4"><text:line-break/></text:span><text:span text:style-name="T11">富岡さん。語録：雨の日は、やらない。スリーブの仕事は、面倒だからやらない。同じお金なら、相番の方がいい。</text:span></text:p>
              </text:list-item>
              <text:list-item>
                <text:p text:style-name="P48">ポンプは、２台。相番は、それぞれに２名。計４名。すべて、東和からの人たち。もう一方のポンプは、相馬さんと、もう一人、若い人。会話を聞いていると、内勤の人らしい。</text:p>
              </text:list-item>
              <text:list-item>
                <text:p text:style-name="P128">相馬さん：１４年、東和で働いている。２６の時から、とのこと。顔立ちは、卵型。日に焼けている。目が、黒目が多い。</text:p>
              </text:list-item>
            </text:list>
          </table:table-cell>
        </table:table-row>
      </table:table>
      <text:p text:style-name="Text_20_body"/>
      <text:p text:style-name="P11"> </text:p>
      <text:p text:style-name="P4">[/ 20190609_012728]</text:p>
      <text:p text:style-name="P4">-------------------------------------------------------------- 20190615_151237</text:p>
      <text:p text:style-name="P10"><text:span text:style-name="T12">作業日：</text:span><text:span text:style-name="T3">14/6 f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string">
            <text:p text:style-name="P29"> </text:p>
          </table:table-cell>
          <table:table-cell table:style-name="表5.A1" office:value-type="string">
            <text:p text:style-name="P24">現場</text:p>
          </table:table-cell>
          <table:table-cell table:style-name="表5.A1" office:value-type="string">
            <text:list xml:id="list810297149388468656" text:style-name="L28">
              <text:list-item>
                <text:p text:style-name="P108"><text:span text:style-name="T4"><text:line-break/></text:span><text:span text:style-name="T10">名称：</text:span><text:span text:style-name="T4">MM</text:span><text:span text:style-name="T10">２１地区４７街区</text:span></text:p>
              </text:list-item>
              <text:list-item>
                <text:p text:style-name="P119">発注元</text:p>
              </text:list-item>
            </text:list>
          </table:table-cell>
        </table:table-row>
        <table:table-row>
          <table:table-cell table:style-name="表5.A1" office:value-type="string">
            <text:p text:style-name="P22"/>
            <text:p text:style-name="P29"> </text:p>
          </table:table-cell>
          <table:table-cell table:style-name="表5.A1" office:value-type="string">
            <text:p text:style-name="P24">天気</text:p>
          </table:table-cell>
          <table:table-cell table:style-name="表5.A1" office:value-type="string">
            <text:list xml:id="list7615080108107594479" text:style-name="L29">
              <text:list-item>
                <text:p text:style-name="P139"><text:span text:style-name="T4"><text:line-break/></text:span><text:span text:style-name="T11">曇り</text:span></text:p>
              </text:list-item>
            </text:list>
          </table:table-cell>
        </table:table-row>
        <table:table-row>
          <table:table-cell table:style-name="表5.A1" office:value-type="string">
            <text:p text:style-name="P22"/>
            <text:p text:style-name="P29"> </text:p>
          </table:table-cell>
          <table:table-cell table:style-name="表5.A1" office:value-type="string">
            <text:p text:style-name="P24">最寄り</text:p>
          </table:table-cell>
          <table:table-cell table:style-name="表5.A1" office:value-type="string">
            <text:list xml:id="list7491006288419310280" text:style-name="L30">
              <text:list-item>
                <text:p text:style-name="P140"><text:span text:style-name="T4"><text:line-break/></text:span><text:span text:style-name="T11">高島町</text:span></text:p>
              </text:list-item>
            </text:list>
          </table:table-cell>
        </table:table-row>
        <table:table-row>
          <table:table-cell table:style-name="表5.A1" office:value-type="string">
            <text:p text:style-name="P22"/>
            <text:p text:style-name="P29"> </text:p>
          </table:table-cell>
          <table:table-cell table:style-name="表5.A1" office:value-type="string">
            <text:p text:style-name="P24">他職：ポンプ</text:p>
          </table:table-cell>
          <table:table-cell table:style-name="表5.A1" office:value-type="string">
            <text:list xml:id="list8839764539674132304" text:style-name="L31">
              <text:list-item>
                <text:p text:style-name="P109"><text:span text:style-name="T4"><text:line-break/></text:span><text:span text:style-name="T11">２人（日本圧送）</text:span></text:p>
              </text:list-item>
              <text:list-item>
                <text:p text:style-name="P129">一人は、小柄。１６０ｃｍぐらい。もう一人は、１７５ぐらい。腹が出ている。</text:p>
              </text:list-item>
            </text:list>
          </table:table-cell>
        </table:table-row>
        <table:table-row>
          <table:table-cell table:style-name="表5.A1" office:value-type="string">
            <text:p text:style-name="P22"/>
            <text:p text:style-name="P29"> </text:p>
          </table:table-cell>
          <table:table-cell table:style-name="表5.A1" office:value-type="string">
            <text:p text:style-name="P24">他職：土工さん</text:p>
          </table:table-cell>
          <table:table-cell table:style-name="表5.A1" office:value-type="string">
            <text:list xml:id="list5337056345384854821" text:style-name="L32">
              <text:list-item>
                <text:p text:style-name="P110"><text:span text:style-name="T4"><text:line-break/></text:span><text:span text:style-name="T11">バイブ、３人。柱、壁の時は、３本。スラブは、２本</text:span></text:p>
              </text:list-item>
              <text:list-item>
                <text:p text:style-name="P49">１人は、「ささき」さん。大柄。１７５を超えるか。髪は、白髪まじり。伸び放題。歯は、前歯が、櫛状に、何<text:soft-page-break/>本か抜けている</text:p>
              </text:list-item>
              <text:list-item>
                <text:p text:style-name="P49">もう一人は、小柄、１６５ｃｍぐらい。北海道の人か、自分で、「おれは、日本で一番、北の国（の、出身）」。メガネをかけている。</text:p>
              </text:list-item>
              <text:list-item>
                <text:p text:style-name="P130">３人目は、若いのか。３５前後か。１７０ぐらい。顔は、ずっと、厳しい表情。いかめしい表情。最後に、「ありがとうございました」と、言ってくれた。</text:p>
              </text:list-item>
            </text:list>
          </table:table-cell>
        </table:table-row>
        <table:table-row>
          <table:table-cell table:style-name="表5.A1" office:value-type="string">
            <text:p text:style-name="P22"/>
            <text:p text:style-name="P29"> </text:p>
          </table:table-cell>
          <table:table-cell table:style-name="表5.A1" office:value-type="string">
            <text:p text:style-name="P24">他職：電気屋さんの相番の人</text:p>
          </table:table-cell>
          <table:table-cell table:style-name="表5.A1" office:value-type="string">
            <text:list xml:id="list3568446645770352757" text:style-name="L33">
              <text:list-item>
                <text:p text:style-name="P111"><text:span text:style-name="T4"><text:line-break/></text:span><text:span text:style-name="T11">電気の相番の人は、別のコン打ちチーム。２台付けで行った。</text:span></text:p>
              </text:list-item>
              <text:list-item>
                <text:p text:style-name="P131">何人かで、代わりばんこに担当していたみたい。</text:p>
              </text:list-item>
            </text:list>
          </table:table-cell>
        </table:table-row>
        <table:table-row>
          <table:table-cell table:style-name="表5.A1" office:value-type="string">
            <text:p text:style-name="P22"/>
            <text:p text:style-name="P29"> </text:p>
          </table:table-cell>
          <table:table-cell table:style-name="表5.A1" office:value-type="string">
            <text:p text:style-name="P24">監督さん</text:p>
          </table:table-cell>
          <table:table-cell table:style-name="表5.A1" office:value-type="string">
            <text:list xml:id="list6030051973754735447" text:style-name="L34">
              <text:list-item>
                <text:p text:style-name="P141"><text:span text:style-name="T4"><text:line-break/></text:span><text:span text:style-name="T11">「ふじはら」さん、だったか。メガネをかけている。２０代か。３０は越えてないか。１７０弱ぐらい。パッドを、背中に掛けている。</text:span></text:p>
              </text:list-item>
            </text:list>
          </table:table-cell>
        </table:table-row>
        <table:table-row>
          <table:table-cell table:style-name="表5.A1" office:value-type="string">
            <text:p text:style-name="P22"/>
            <text:p text:style-name="P29"> </text:p>
          </table:table-cell>
          <table:table-cell table:style-name="表5.A1" office:value-type="string">
            <text:p text:style-name="P24">発注者の方</text:p>
          </table:table-cell>
          <table:table-cell table:style-name="表5.A1" office:value-type="string">
            <text:list xml:id="list7600977654339205051" text:style-name="L35">
              <text:list-item>
                <text:p text:style-name="P112"><text:span text:style-name="T4"><text:line-break/></text:span><text:span text:style-name="T11">菊池設備工業。朝、待ち合わせの場所に来てくださった人が、職長のひとみたい。午後、３時ぐらいか、別の職人さんが来て、残業できるか、聞いてくる。</text:span></text:p>
              </text:list-item>
              <text:list-item>
                <text:p text:style-name="P132">電話で、営業所に連絡。それから、言われたとおりに、職長さん（大塚さん）に、電話する。２時間ぐらいは、できます、と伝える。</text:p>
              </text:list-item>
            </text:list>
          </table:table-cell>
        </table:table-row>
        <table:table-row>
          <table:table-cell table:style-name="表5.A1" office:value-type="string">
            <text:p text:style-name="P22"/>
            <text:p text:style-name="P29"> </text:p>
          </table:table-cell>
          <table:table-cell table:style-name="表5.A1" office:value-type="string">
            <text:p text:style-name="P24">現場見取り図</text:p>
          </table:table-cell>
          <table:table-cell table:style-name="表5.A1" office:value-type="string">
            <text:p text:style-name="P29"> </text:p>
          </table:table-cell>
        </table:table-row>
        <table:table-row>
          <table:table-cell table:style-name="表5.A1" office:value-type="string">
            <text:p text:style-name="P29"> </text:p>
          </table:table-cell>
          <table:table-cell table:style-name="表5.A1" office:value-type="string">
            <text:p text:style-name="P25">その他</text:p>
          </table:table-cell>
          <table:table-cell table:style-name="表5.A1" office:value-type="string">
            <text:list xml:id="list2763082914682012778" text:style-name="L36">
              <text:list-item>
                <text:p text:style-name="P113"><text:span text:style-name="T4"><text:line-break/></text:span><text:span text:style-name="T11">結局、打つのは５時半ぐらいに終わった。自分が入っていたチームの話し。もうひとつのグループは、まだ打っていた。</text:span></text:p>
              </text:list-item>
              <text:list-item>
                <text:p text:style-name="P93"><text:span text:style-name="T13">詰所　</text:span><text:span text:style-name="T5">=&gt;</text:span><text:span text:style-name="T13">　２階</text:span></text:p>
              </text:list-item>
              <text:list-item>
                <text:p text:style-name="P93"><text:span text:style-name="T13">トイレ　</text:span><text:span text:style-name="T5">=&gt;</text:span><text:span text:style-name="T13">　</text:span><text:span text:style-name="T5">see memo</text:span></text:p>
              </text:list-item>
              <text:list-item>
                <text:p text:style-name="P133">バーコードで、入出場を記録。詰所の入口に、読み取りの機器が、テーブルの上に置かれている。</text:p>
              </text:list-item>
            </text:list>
          </table:table-cell>
        </table:table-row>
      </table:table>
      <text:p text:style-name="P1"><text:soft-page-break/></text:p>
      <text:p text:style-name="Text_20_body"/>
      <text:p text:style-name="P3">---------------------------------------------------------------</text:p>
      <text:p text:style-name="Text_20_body"/>
      <text:p text:style-name="P3">[XXX]</text:p>
      <text:p text:style-name="P12"><text:span text:style-name="T14">作業日：</text:span><text:span text:style-name="T7">22/6 sa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Table_20_Contents"/>
          </table:table-cell>
          <table:table-cell table:style-name="表6.A1" office:value-type="string">
            <text:p text:style-name="P30">現場</text:p>
          </table:table-cell>
          <table:table-cell table:style-name="表6.A1" office:value-type="string">
            <text:list xml:id="list806416546578870936" text:style-name="L37">
              <text:list-item>
                <text:p text:style-name="P84"><text:span text:style-name="T12">名称：西麻布</text:span><text:span text:style-name="T3">II</text:span><text:span text:style-name="T12">プロジェクト</text:span></text:p>
              </text:list-item>
              <text:list-item>
                <text:p text:style-name="P40">発注元：ホクシン設備</text:p>
              </text:list-item>
            </text:list>
          </table:table-cell>
        </table:table-row>
        <table:table-row>
          <table:table-cell table:style-name="表6.A1" office:value-type="string">
            <text:p text:style-name="P114"/>
            <text:p text:style-name="Table_20_Contents"/>
          </table:table-cell>
          <table:table-cell table:style-name="表6.A1" office:value-type="string">
            <text:p text:style-name="P30">天気</text:p>
          </table:table-cell>
          <table:table-cell table:style-name="表6.A1" office:value-type="string">
            <text:p text:style-name="P28"><text:span text:style-name="T12">雲り。오후부터 비</text:span><text:span text:style-name="T3">. </text:span><text:span text:style-name="T12">때로는 어쩔 수도 있었다</text:span><text:span text:style-name="T3">.</text:span></text:p>
          </table:table-cell>
        </table:table-row>
        <table:table-row>
          <table:table-cell table:style-name="表6.A1" office:value-type="string">
            <text:p text:style-name="Table_20_Contents"/>
          </table:table-cell>
          <table:table-cell table:style-name="表6.A1" office:value-type="string">
            <text:p text:style-name="P30">最寄り</text:p>
          </table:table-cell>
          <table:table-cell table:style-name="表6.A1" office:value-type="string">
            <text:p text:style-name="P23">広尾駅</text:p>
          </table:table-cell>
        </table:table-row>
        <table:table-row>
          <table:table-cell table:style-name="表6.A1" office:value-type="string">
            <text:p text:style-name="Table_20_Contents"/>
          </table:table-cell>
          <table:table-cell table:style-name="表6.A1" office:value-type="string">
            <text:p text:style-name="P30">他職：ポンプ</text:p>
          </table:table-cell>
          <table:table-cell table:style-name="表6.A1" office:value-type="string">
            <text:list xml:id="list6519922223049686917" text:style-name="L38">
              <text:list-item>
                <text:p text:style-name="P85"><text:span text:style-name="T12">３人。一人は、ベトナム人（베트남인）。몸집</text:span><text:span text:style-name="T3">.</text:span></text:p>
              </text:list-item>
              <text:list-item>
                <text:p text:style-name="P85"><text:span text:style-name="T12">１人は、５０後半か（후반 있습니까</text:span><text:span text:style-name="T3">?</text:span><text:span text:style-name="T12">）</text:span></text:p>
              </text:list-item>
              <text:list-item>
                <text:p text:style-name="P85"><text:span text:style-name="T12">３人目は、４０前後か（</text:span><text:span text:style-name="T3">40 </text:span><text:span text:style-name="T12">전후）。１７５ぐらい。</text:span></text:p>
              </text:list-item>
            </text:list>
          </table:table-cell>
        </table:table-row>
        <table:table-row>
          <table:table-cell table:style-name="表6.A1" office:value-type="string">
            <text:p text:style-name="P114"/>
            <text:p text:style-name="Table_20_Contents"/>
          </table:table-cell>
          <table:table-cell table:style-name="表6.A1" office:value-type="string">
            <text:p text:style-name="P30">他職：土工さん</text:p>
          </table:table-cell>
          <table:table-cell table:style-name="表6.A1" office:value-type="string">
            <text:list xml:id="list3144787872942432528" text:style-name="L39">
              <text:list-item>
                <text:p text:style-name="P86"><text:span text:style-name="T12">バイブの人。２人。一人は、４０前、３０代半ばか。１７５ぐらい。声が大きい（목소리가 크다</text:span><text:span text:style-name="T3">.</text:span><text:span text:style-name="T12">）。午前中だったか、バイブの本体部分を、「引っ張れよ（끌거야）！」とかの内容で、大きな声を上げた。相番の人に向かって。</text:span></text:p>
              </text:list-item>
            </text:list>
          </table:table-cell>
        </table:table-row>
        <table:table-row>
          <table:table-cell table:style-name="表6.A1" office:value-type="string">
            <text:p text:style-name="P114"/>
            <text:p text:style-name="Table_20_Contents"/>
          </table:table-cell>
          <table:table-cell table:style-name="表6.A1" office:value-type="string">
            <text:p text:style-name="P30">他職：電気屋さんの相番の人</text:p>
          </table:table-cell>
          <table:table-cell table:style-name="表6.A1" office:value-type="string">
            <text:list xml:id="list2165028697410168599" text:style-name="L40">
              <text:list-item>
                <text:p text:style-name="P41">見た目、６０過ぎ。シワが多い。日に焼けている（볕에있다）。</text:p>
              </text:list-item>
            </text:list>
          </table:table-cell>
        </table:table-row>
        <table:table-row>
          <table:table-cell table:style-name="表6.A1" office:value-type="string">
            <text:p text:style-name="P114"/>
            <text:p text:style-name="Table_20_Contents"/>
          </table:table-cell>
          <table:table-cell table:style-name="表6.A1" office:value-type="string">
            <text:p text:style-name="P30">監督さん</text:p>
          </table:table-cell>
          <table:table-cell table:style-name="表6.A1" office:value-type="string">
            <text:p text:style-name="P115">２人。一人は、小柄、小太り（통통）。３０前後か。</text:p>
          </table:table-cell>
        </table:table-row>
        <table:table-row>
          <table:table-cell table:style-name="表6.A1" office:value-type="string">
            <text:p text:style-name="Table_20_Contents"/>
          </table:table-cell>
          <table:table-cell table:style-name="表6.A1" office:value-type="string">
            <text:p text:style-name="P30">発注者の方</text:p>
          </table:table-cell>
          <table:table-cell table:style-name="表6.A1" office:value-type="string">
            <text:p text:style-name="P23">ホクシンの、鈴木さん。三軒茶屋の時の電話番号、そのまま（그대로）、使った。</text:p>
          </table:table-cell>
        </table:table-row>
        <table:table-row>
          <table:table-cell table:style-name="表6.A1" office:value-type="string">
            <text:p text:style-name="Table_20_Contents"/>
          </table:table-cell>
          <table:table-cell table:style-name="表6.A1" office:value-type="string">
            <text:p text:style-name="P23">現場見取り図</text:p>
          </table:table-cell>
          <table:table-cell table:style-name="表6.A1" office:value-type="string">
            <text:p text:style-name="Table_20_Contents"/>
          </table:table-cell>
        </table:table-row>
        <table:table-row>
          <table:table-cell table:style-name="表6.A1" office:value-type="string">
            <text:p text:style-name="Table_20_Contents"/>
          </table:table-cell>
          <table:table-cell table:style-name="表6.A1" office:value-type="string">
            <text:p text:style-name="P23">その他</text:p>
          </table:table-cell>
          <table:table-cell table:style-name="表6.A1" office:value-type="string">
            <text:list xml:id="list1146148533101601413" text:style-name="L41">
              <text:list-item>
                <text:p text:style-name="P42">土工さん。叩き担当の人。小柄。６０過ぎか。最後（마지막）、バイブのスイッチ、持ってくれた（가지고 주었다）。</text:p>
              </text:list-item>
              <text:list-item>
                <text:p text:style-name="P87"><text:span text:style-name="T12">最後、追加が続いた（추가가 이어졌다）。まず、１本、追加。そのために、１５分、待つ。さらに（더욱이</text:span><text:span text:style-name="T3">,</text:span><text:span text:style-name="T12">）、もう１本（다른 </text:span><text:span text:style-name="T3">1 </text:span><text:span text:style-name="T12">개）、追加。今度は（이 번은）、４５分、空くとのこと。デリバリーの人のアナウンス。その時点で（그 시점에서</text:span><text:span text:style-name="T3">,</text:span><text:span text:style-name="T12">）、上がった。</text:span></text:p>
              </text:list-item>
            </text:list>
          </table:table-cell>
        </table:table-row>
      </table:table>
      <text:p text:style-name="P1"/>
      <text:p text:style-name="Text_20_body"/>
      <text:p text:style-name="P6">[/ 20190623_002116]</text:p>
      <text:p text:style-name="Text_20_body"><text:soft-page-break/></text:p>
      <text:p text:style-name="P3">---------------------------------------------------------------</text:p>
      <text:p text:style-name="P6">[20190701_144336]</text:p>
      <text:p text:style-name="Text_20_body"/>
      <text:p text:style-name="P13"><text:span text:style-name="T14">作業日：</text:span><text:span text:style-name="T7">29/06 sa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Table_20_Contents"/>
          </table:table-cell>
          <table:table-cell table:style-name="表7.A1" office:value-type="string">
            <text:p text:style-name="P31">現場</text:p>
          </table:table-cell>
          <table:table-cell table:style-name="表7.A1" office:value-type="string">
            <text:list xml:id="list1036816177810210382" text:style-name="L42">
              <text:list-item>
                <text:p text:style-name="P50">名称：北見方プロジェクト</text:p>
              </text:list-item>
              <text:list-item>
                <text:p text:style-name="P50">発注元：フジタカ</text:p>
              </text:list-item>
            </text:list>
          </table:table-cell>
        </table:table-row>
        <table:table-row>
          <table:table-cell table:style-name="表7.A1" office:value-type="string">
            <text:p text:style-name="P114"/>
            <text:p text:style-name="Table_20_Contents"/>
          </table:table-cell>
          <table:table-cell table:style-name="表7.A1" office:value-type="string">
            <text:p text:style-name="P31">天気</text:p>
          </table:table-cell>
          <table:table-cell table:style-name="表7.A1" office:value-type="string">
            <text:p text:style-name="P26">雨</text:p>
          </table:table-cell>
        </table:table-row>
        <table:table-row>
          <table:table-cell table:style-name="表7.A1" office:value-type="string">
            <text:p text:style-name="Table_20_Contents"/>
          </table:table-cell>
          <table:table-cell table:style-name="表7.A1" office:value-type="string">
            <text:p text:style-name="P31">最寄り</text:p>
          </table:table-cell>
          <table:table-cell table:style-name="表7.A1" office:value-type="string">
            <text:p text:style-name="P26">高津駅</text:p>
          </table:table-cell>
        </table:table-row>
        <table:table-row>
          <table:table-cell table:style-name="表7.A1" office:value-type="string">
            <text:p text:style-name="Table_20_Contents"/>
          </table:table-cell>
          <table:table-cell table:style-name="表7.A1" office:value-type="string">
            <text:p text:style-name="P31">他職：ポンプ</text:p>
          </table:table-cell>
          <table:table-cell table:style-name="表7.A1" office:value-type="string">
            <text:list xml:id="list6611177001660589105" text:style-name="L43">
              <text:list-item>
                <text:p text:style-name="P51">３人。全員、日本人。</text:p>
              </text:list-item>
              <text:list-item>
                <text:p text:style-name="P51">１人は、小柄、１６０ぐらい。他の２人は、１８０ぐらいか。</text:p>
              </text:list-item>
              <text:list-item>
                <text:p text:style-name="P51">２人のうち１人は、あごヒゲ、頬髭。</text:p>
              </text:list-item>
              <text:list-item>
                <text:p text:style-name="P51">もう一人は、荒っぽい言動。</text:p>
              </text:list-item>
            </text:list>
          </table:table-cell>
        </table:table-row>
        <table:table-row>
          <table:table-cell table:style-name="表7.A1" office:value-type="string">
            <text:p text:style-name="P114"/>
            <text:p text:style-name="Table_20_Contents"/>
          </table:table-cell>
          <table:table-cell table:style-name="表7.A1" office:value-type="string">
            <text:p text:style-name="P31">他職：土工さん</text:p>
          </table:table-cell>
          <table:table-cell table:style-name="表7.A1" office:value-type="string">
            <text:list xml:id="list6505729706710722105" text:style-name="L44">
              <text:list-item>
                <text:p text:style-name="P52">バイブ、２人。</text:p>
              </text:list-item>
              <text:list-item>
                <text:p text:style-name="P52">一人は、親方さんらしい。４０後半か。目が、ギラっとしている。「逆三角形の目」というやつか。ノイローゼか。神経質っぽい言動。</text:p>
                <text:list>
                  <text:list-item>
                    <text:p text:style-name="P52">終わり頃、自分に、「弁当箱、外に出しといてもらえる？」と、呼びかけてくる。その語調は、「早くだせよ！」という感じ。当然やっておくことを、お前はやっていない、早くやれ、という含意。</text:p>
                  </text:list-item>
                </text:list>
              </text:list-item>
            </text:list>
          </table:table-cell>
        </table:table-row>
        <table:table-row>
          <table:table-cell table:style-name="表7.A1" office:value-type="string">
            <text:p text:style-name="P114"/>
            <text:p text:style-name="P114"/>
            <text:p text:style-name="Table_20_Contents"/>
          </table:table-cell>
          <table:table-cell table:style-name="表7.A1" office:value-type="string">
            <text:p text:style-name="P31">他職：電気屋さんの相番の人</text:p>
          </table:table-cell>
          <table:table-cell table:style-name="表7.A1" office:value-type="string">
            <text:list xml:id="list5616954077711841440" text:style-name="L45">
              <text:list-item>
                <text:p text:style-name="P53">腹が出ている。かなり。横から見ると、楕円形。</text:p>
              </text:list-item>
              <text:list-item>
                <text:p text:style-name="P53">バイブの、先述の親方さんらしき人。この人のバイブを持っている。</text:p>
              </text:list-item>
              <text:list-item>
                <text:p text:style-name="P53">なんどか、バイブのホースの部分がたるんで、さらに、たるみの部分が、親方さんの、バイブ操作の邪魔になっているのが、私の目からは、明らか。本人も、チラとホースに目をやって、困った表情。</text:p>
              </text:list-item>
              <text:list-item>
                <text:p text:style-name="P53">しかし、なお、この電気屋さんは、ホースを手繰ろうとしない。</text:p>
              </text:list-item>
            </text:list>
          </table:table-cell>
        </table:table-row>
        <table:table-row>
          <table:table-cell table:style-name="表7.A1" office:value-type="string">
            <text:p text:style-name="P114"/>
            <text:p text:style-name="Table_20_Contents"/>
          </table:table-cell>
          <table:table-cell table:style-name="表7.A1" office:value-type="string">
            <text:p text:style-name="P31">監督さん</text:p>
          </table:table-cell>
          <table:table-cell table:style-name="表7.A1" office:value-type="string">
            <text:list xml:id="list1743041502799866486" text:style-name="L46">
              <text:list-item>
                <text:p text:style-name="P54">若い人。言葉の発音から推すに、日本人ではない。ネパールか。背は１７５ぐらい。肌は浅黒。堀が深い。<text:soft-page-break/>歯が白い。</text:p>
              </text:list-item>
            </text:list>
          </table:table-cell>
        </table:table-row>
        <table:table-row>
          <table:table-cell table:style-name="表7.A1" office:value-type="string">
            <text:p text:style-name="P114"/>
            <text:p text:style-name="Table_20_Contents"/>
          </table:table-cell>
          <table:table-cell table:style-name="表7.A1" office:value-type="string">
            <text:p text:style-name="P31">発注者の方</text:p>
          </table:table-cell>
          <table:table-cell table:style-name="表7.A1" office:value-type="string">
            <text:list xml:id="list3975355031369435018" text:style-name="L47">
              <text:list-item>
                <text:p text:style-name="P55">フジタカの、前田さん。電話をかけた相手は、三浦さん。</text:p>
              </text:list-item>
              <text:list-item>
                <text:p text:style-name="P55">前田さんは、朝、私に声をかけてくる。コン打ちの開始が早まった、ついてはよろしく、と伝えてくる。</text:p>
              </text:list-item>
              <text:list-item>
                <text:p text:style-name="P55">終わりには、サインをしよう、と、私が着替えている場所へ、やってきてくれた。（躯体の内部、人がよく通る部屋内の、壁際で、支度をしていた）</text:p>
              </text:list-item>
            </text:list>
          </table:table-cell>
        </table:table-row>
        <table:table-row>
          <table:table-cell table:style-name="表7.A1" office:value-type="string">
            <text:p text:style-name="P114"/>
            <text:p text:style-name="Table_20_Contents"/>
          </table:table-cell>
          <table:table-cell table:style-name="表7.A1" office:value-type="string">
            <text:p text:style-name="P31">現場見取り図</text:p>
          </table:table-cell>
          <table:table-cell table:style-name="表7.A1" office:value-type="string">
            <text:p text:style-name="Table_20_Contents"/>
          </table:table-cell>
        </table:table-row>
        <table:table-row>
          <table:table-cell table:style-name="表7.A1" office:value-type="string">
            <text:p text:style-name="Table_20_Contents"/>
          </table:table-cell>
          <table:table-cell table:style-name="表7.A1" office:value-type="string">
            <text:p text:style-name="P31">その他</text:p>
          </table:table-cell>
          <table:table-cell table:style-name="表7.A1" office:value-type="string">
            <text:list xml:id="list7965531856077296405" text:style-name="L48">
              <text:list-item>
                <text:p text:style-name="P56">タワーは、２本立てている。</text:p>
              </text:list-item>
              <text:list-item>
                <text:p text:style-name="P56">かっぱは、午後から着用した。</text:p>
              </text:list-item>
            </text:list>
          </table:table-cell>
        </table:table-row>
      </table:table>
      <text:p text:style-name="P1"/>
      <text:p text:style-name="Text_20_body"/>
      <text:p text:style-name="P7">[/ 20190701_150009]</text:p>
      <text:p text:style-name="Text_20_body"/>
      <text:p text:style-name="P3">---------------------------------------------------------------</text:p>
      <text:p text:style-name="P7">[20190707_145818]</text:p>
      <text:p text:style-name="Text_20_body"/>
      <text:p text:style-name="P13"><text:span text:style-name="T14">作業日：</text:span><text:span text:style-name="T7">7/6 sa</text:span>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string">
            <text:p text:style-name="Table_20_Contents"/>
          </table:table-cell>
          <table:table-cell table:style-name="表8.A1" office:value-type="string">
            <text:p text:style-name="P31">現場</text:p>
          </table:table-cell>
          <table:table-cell table:style-name="表8.A1" office:value-type="string">
            <text:list xml:id="list563737492004964907" text:style-name="L49">
              <text:list-item>
                <text:p text:style-name="P57">名称：大和市・植田様マンション</text:p>
              </text:list-item>
              <text:list-item>
                <text:p text:style-name="P57">発注元：株式会社　金子工業所</text:p>
              </text:list-item>
            </text:list>
          </table:table-cell>
        </table:table-row>
        <table:table-row>
          <table:table-cell table:style-name="表8.A1" office:value-type="string">
            <text:p text:style-name="P114"/>
            <text:p text:style-name="Table_20_Contents"/>
          </table:table-cell>
          <table:table-cell table:style-name="表8.A1" office:value-type="string">
            <text:p text:style-name="P31">天気</text:p>
          </table:table-cell>
          <table:table-cell table:style-name="表8.A1" office:value-type="string">
            <text:p text:style-name="P27">雨。時々曇り</text:p>
          </table:table-cell>
        </table:table-row>
        <table:table-row>
          <table:table-cell table:style-name="表8.A1" office:value-type="string">
            <text:p text:style-name="Table_20_Contents"/>
          </table:table-cell>
          <table:table-cell table:style-name="表8.A1" office:value-type="string">
            <text:p text:style-name="P31">最寄り</text:p>
          </table:table-cell>
          <table:table-cell table:style-name="表8.A1" office:value-type="string">
            <text:p text:style-name="P27">中央林間駅</text:p>
          </table:table-cell>
        </table:table-row>
        <table:table-row>
          <table:table-cell table:style-name="表8.A1" office:value-type="string">
            <text:p text:style-name="Table_20_Contents"/>
          </table:table-cell>
          <table:table-cell table:style-name="表8.A1" office:value-type="string">
            <text:p text:style-name="P31">他職：ポンプ</text:p>
          </table:table-cell>
          <table:table-cell table:style-name="表8.A1" office:value-type="string">
            <text:list xml:id="list6454505522350752300" text:style-name="L50">
              <text:list-item>
                <text:p text:style-name="P58">２人。１人は、小柄。１６０ぐらい。肌は、浅黒。５０後半か。眉が太い。沖縄の人、と言われてたら、ああそうか、と思うだろう。</text:p>
              </text:list-item>
              <text:list-item>
                <text:p text:style-name="P58">もう一人は、３０半ばか。背が高い。１７５を超えるか。顔の輪郭は、面長。ハンサム、と言われるだろう。結婚指輪をしている。</text:p>
              </text:list-item>
              <text:list-item>
                <text:p text:style-name="P58">パラペットは、小柄の人が、ほぼ、担当していたか。そういう印象。若い人に任せきり、ではなく。</text:p>
              </text:list-item>
            </text:list>
          </table:table-cell>
        </table:table-row>
        <text:soft-page-break/>
        <table:table-row>
          <table:table-cell table:style-name="表8.A1" office:value-type="string">
            <text:p text:style-name="P114"/>
            <text:p text:style-name="Table_20_Contents"/>
          </table:table-cell>
          <table:table-cell table:style-name="表8.A1" office:value-type="string">
            <text:p text:style-name="P31">他職：土工さん</text:p>
          </table:table-cell>
          <table:table-cell table:style-name="表8.A1" office:value-type="string">
            <text:list xml:id="list5458103271766215819" text:style-name="L51">
              <text:list-item>
                <text:p text:style-name="P59">バイブ、２人。一人は、１７５ぐらい。目が垂れている。</text:p>
                <text:list>
                  <text:list-item>
                    <text:p text:style-name="P59">頬骨が高い。まぶたは、一重。口は、への字。</text:p>
                  </text:list-item>
                  <text:list-item>
                    <text:p text:style-name="P59">前歯は、欠けていたか。</text:p>
                  </text:list-item>
                  <text:list-item>
                    <text:p text:style-name="P59">もう一人のバイブの人よりは、上の立場のよう。指示を出していた。</text:p>
                  </text:list-item>
                </text:list>
              </text:list-item>
              <text:list-item>
                <text:p text:style-name="P59">もう１人は、フェイスマスクをしている。ウインブレに、マスクが一体でついている。そういう構造。</text:p>
                <text:list>
                  <text:list-item>
                    <text:p text:style-name="P59">目がキョロっとしている。</text:p>
                  </text:list-item>
                  <text:list-item>
                    <text:p text:style-name="P59">あごひげを生やしている。</text:p>
                  </text:list-item>
                  <text:list-item>
                    <text:p text:style-name="P59">５０前半か。白髪が混じっている。</text:p>
                  </text:list-item>
                  <text:list-item>
                    <text:p text:style-name="P59">１７５近く。</text:p>
                  </text:list-item>
                </text:list>
              </text:list-item>
            </text:list>
          </table:table-cell>
        </table:table-row>
        <table:table-row>
          <table:table-cell table:style-name="表8.A1" office:value-type="string">
            <text:p text:style-name="P114"/>
            <text:p text:style-name="P114"/>
            <text:p text:style-name="Table_20_Contents"/>
          </table:table-cell>
          <table:table-cell table:style-name="表8.A1" office:value-type="string">
            <text:p text:style-name="P31">他職：電気屋さんの相番の人</text:p>
          </table:table-cell>
          <table:table-cell table:style-name="表8.A1" office:value-type="string">
            <text:list xml:id="list8356486721468241600" text:style-name="L52">
              <text:list-item>
                <text:p text:style-name="P60">歳の行った人。白髪あり。</text:p>
              </text:list-item>
              <text:list-item>
                <text:p text:style-name="P60">顔にシワが幾本かある。</text:p>
              </text:list-item>
              <text:list-item>
                <text:p text:style-name="P60">ズボンは、ジーンズ。黄土色。</text:p>
              </text:list-item>
              <text:list-item>
                <text:p text:style-name="P60">土工さんや、大工さんとか、談笑を時折している。知った間柄、という雰囲気。</text:p>
              </text:list-item>
            </text:list>
          </table:table-cell>
        </table:table-row>
        <table:table-row>
          <table:table-cell table:style-name="表8.A1" office:value-type="string">
            <text:p text:style-name="P114"/>
            <text:p text:style-name="Table_20_Contents"/>
          </table:table-cell>
          <table:table-cell table:style-name="表8.A1" office:value-type="string">
            <text:p text:style-name="P31">監督さん</text:p>
          </table:table-cell>
          <table:table-cell table:style-name="表8.A1" office:value-type="string">
            <text:list xml:id="list3350950543541701394" text:style-name="L53">
              <text:list-item>
                <text:p text:style-name="P61">朝、初めに顔を見たとき、知っている顔だ、と思う。帰宅後、風呂に入っている時か、はっきりと、前に、川崎駅の近くの現場で会った人だ、と覚る。</text:p>
              </text:list-item>
              <text:list-item>
                <text:p text:style-name="P61">雪の降った後に、雪を躯体から落とす作業を、やった。他に、まだ１階のスラブのみコンクリ打ち済みのとき、水出しが、コンクリのジャンカ埋めか何かの作業もやった。</text:p>
              </text:list-item>
              <text:list-item>
                <text:p text:style-name="P61">もう一人、若い監督さんがいる日もあった。まだその人は２０代半ば、あるいは新卒の人か。「この監督は、どうですか」と、作業後、着替えながら、傍らでサインしてもらってるときに、半ば相談気味に、尋ねられた。俺は確か、曖昧な言い方をした。本当は、励ましたり、何かしら心を強くもてるような言葉を、かけてあげたかった。</text:p>
              </text:list-item>
            </text:list>
          </table:table-cell>
        </table:table-row>
        <table:table-row>
          <table:table-cell table:style-name="表8.A1" office:value-type="string">
            <text:p text:style-name="P114"/>
            <text:p text:style-name="Table_20_Contents"/>
          </table:table-cell>
          <table:table-cell table:style-name="表8.A1" office:value-type="string">
            <text:p text:style-name="P31">発注者の方</text:p>
          </table:table-cell>
          <table:table-cell table:style-name="表8.A1" office:value-type="string">
            <text:list xml:id="list7576584982307044167" text:style-name="L54">
              <text:list-item>
                <text:p text:style-name="P62">連絡先が、「金子」という名前が記載されている。すると、金子工業所の社長さんだろうか。</text:p>
              </text:list-item>
              <text:list-item>
                <text:p text:style-name="P62"><text:soft-page-break/>声は、年配の人っぽい。丁寧で、暖かな雰囲気を感じた。</text:p>
              </text:list-item>
              <text:list-item>
                <text:p text:style-name="P62">「ご苦労様」か何か、終わりの連絡のとき、言葉をかけてくださった。</text:p>
              </text:list-item>
            </text:list>
          </table:table-cell>
        </table:table-row>
        <table:table-row>
          <table:table-cell table:style-name="表8.A1" office:value-type="string">
            <text:p text:style-name="P114"/>
            <text:p text:style-name="Table_20_Contents"/>
          </table:table-cell>
          <table:table-cell table:style-name="表8.A1" office:value-type="string">
            <text:p text:style-name="P31">現場見取り図</text:p>
          </table:table-cell>
          <table:table-cell table:style-name="表8.A1" office:value-type="string">
            <text:p text:style-name="Table_20_Contents"/>
          </table:table-cell>
        </table:table-row>
        <table:table-row>
          <table:table-cell table:style-name="表8.A1" office:value-type="string">
            <text:p text:style-name="Table_20_Contents"/>
          </table:table-cell>
          <table:table-cell table:style-name="表8.A1" office:value-type="string">
            <text:p text:style-name="P31">その他</text:p>
          </table:table-cell>
          <table:table-cell table:style-name="表8.A1" office:value-type="string">
            <text:list xml:id="list4566737966818095871" text:style-name="L55">
              <text:list-item>
                <text:p text:style-name="P63">警備の人達と、朝、ゲートの前で挨拶。私は、まだ鍵が空いていないと思って、ゲートの前に座っていた。</text:p>
                <text:list>
                  <text:list-item>
                    <text:p text:style-name="P63">しかし、警備の人が２人に増えた頃か、もう一度ゲートの掛金を見る。</text:p>
                  </text:list-item>
                  <text:list-item>
                    <text:p text:style-name="P63">すると、ダイヤル式のロックははめてあるが、掛け金自体は、止め輪から外れていることに気づく。</text:p>
                  </text:list-item>
                  <text:list-item>
                    <text:p text:style-name="P63">ゲートを開ける。</text:p>
                  </text:list-item>
                </text:list>
              </text:list-item>
              <text:list-item>
                <text:p text:style-name="P63">警備の人たちの一人と、詰所で新規の紙を書いているとき、世間話し。</text:p>
                <text:list>
                  <text:list-item>
                    <text:p text:style-name="P63">天気がその日、どうなるか。</text:p>
                  </text:list-item>
                  <text:list-item>
                    <text:p text:style-name="P63">夕方に、七夕祭りに行きたい、と言っていた。住まいは、成瀬、とのこと。</text:p>
                  </text:list-item>
                  <text:list-item>
                    <text:p text:style-name="P63">その七夕祭りは、有名らしい。</text:p>
                  </text:list-item>
                  <text:list-item>
                    <text:p text:style-name="P63">現場へは、バイクで来ている、とのこと。</text:p>
                  </text:list-item>
                </text:list>
              </text:list-item>
              <text:list-item>
                <text:p text:style-name="P88"><text:span text:style-name="T15">ポンプ　</text:span><text:span text:style-name="T8">=&gt;</text:span><text:span text:style-name="T15">　２台。</text:span></text:p>
              </text:list-item>
            </text:list>
          </table:table-cell>
        </table:table-row>
      </table:table>
      <text:p text:style-name="P1"/>
      <text:p text:style-name="Text_20_body"/>
      <text:p text:style-name="P7">[/ 20190707_152339]</text:p>
      <text:p text:style-name="Text_20_body"/>
      <text:p text:style-name="P8">---------------------------------------------------------------</text:p>
      <text:p text:style-name="P9">[20190710_112047]</text:p>
      <text:p text:style-name="Text_20_body"/>
      <text:p text:style-name="P13"><text:span text:style-name="T15">作業日：</text:span><text:span text:style-name="T8">9/7/2019 tu</text:span>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string">
            <text:p text:style-name="Table_20_Contents"/>
          </table:table-cell>
          <table:table-cell table:style-name="表9.A1" office:value-type="string">
            <text:p text:style-name="P31">現場</text:p>
          </table:table-cell>
          <table:table-cell table:style-name="表9.A1" office:value-type="string">
            <text:list xml:id="list5718756178509630978" text:style-name="L56">
              <text:list-item>
                <text:p text:style-name="P64">名称：恵比寿南三丁目</text:p>
              </text:list-item>
              <text:list-item>
                <text:p text:style-name="P64">発注元：株式会社酒井工業</text:p>
              </text:list-item>
            </text:list>
          </table:table-cell>
        </table:table-row>
        <table:table-row>
          <table:table-cell table:style-name="表9.A1" office:value-type="string">
            <text:p text:style-name="P114"/>
            <text:p text:style-name="Table_20_Contents"/>
          </table:table-cell>
          <table:table-cell table:style-name="表9.A1" office:value-type="string">
            <text:p text:style-name="P31">天気</text:p>
          </table:table-cell>
          <table:table-cell table:style-name="表9.A1" office:value-type="string">
            <text:p text:style-name="P27">曇り</text:p>
          </table:table-cell>
        </table:table-row>
        <text:soft-page-break/>
        <table:table-row>
          <table:table-cell table:style-name="表9.A1" office:value-type="string">
            <text:p text:style-name="Table_20_Contents"/>
          </table:table-cell>
          <table:table-cell table:style-name="表9.A1" office:value-type="string">
            <text:p text:style-name="P31">最寄り</text:p>
          </table:table-cell>
          <table:table-cell table:style-name="表9.A1" office:value-type="string">
            <text:p text:style-name="P27">恵比寿駅</text:p>
          </table:table-cell>
        </table:table-row>
        <table:table-row>
          <table:table-cell table:style-name="表9.A1" office:value-type="string">
            <text:p text:style-name="Table_20_Contents"/>
          </table:table-cell>
          <table:table-cell table:style-name="表9.A1" office:value-type="string">
            <text:p text:style-name="P31">他職：ポンプ</text:p>
          </table:table-cell>
          <table:table-cell table:style-name="表9.A1" office:value-type="string">
            <text:list xml:id="list4901132902182130952" text:style-name="L57">
              <text:list-item>
                <text:p text:style-name="P65">３名。一人は、ベトナム人か。</text:p>
              </text:list-item>
              <text:list-item>
                <text:p text:style-name="P65">ベトナムの人は、肌は浅黒い。眉が濃い。目が大きめ。ずっと、険しい表情。２回ほど、笑顔が出たか。</text:p>
              </text:list-item>
              <text:list-item>
                <text:p text:style-name="P65">２人の日本人。一人は、ホース担当。背は１７５弱か。面長。朝、ポンプのアームを操作していた。</text:p>
              </text:list-item>
              <text:list-item>
                <text:p text:style-name="P65">もう一人の日本人。日に焼けている。１８０近くか。ひきしまった顔立ち。親方担当か。ベトナムの人に、ホースの扱いを時々、指示していた。</text:p>
              </text:list-item>
            </text:list>
          </table:table-cell>
        </table:table-row>
        <table:table-row>
          <table:table-cell table:style-name="表9.A1" office:value-type="string">
            <text:p text:style-name="P114"/>
            <text:p text:style-name="Table_20_Contents"/>
          </table:table-cell>
          <table:table-cell table:style-name="表9.A1" office:value-type="string">
            <text:p text:style-name="P31">他職：土工さん</text:p>
          </table:table-cell>
          <table:table-cell table:style-name="表9.A1" office:value-type="string">
            <text:list xml:id="list895800185464602012" text:style-name="L58">
              <text:list-item>
                <text:p text:style-name="P66">バイブは、スラブも含めて、３人。時々、２人。</text:p>
              </text:list-item>
              <text:list-item>
                <text:p text:style-name="P66">バイブ担当の中の一人。１７０弱か。肌は浅黒い。腹が出ている。表情は硬い。目の形は、逆三角形。</text:p>
              </text:list-item>
              <text:list-item>
                <text:p text:style-name="P66">バイブの、他の人。一人は、小柄。１６５ぐらい。</text:p>
                <text:list>
                  <text:list-item>
                    <text:p text:style-name="P66">ヒゲあり。口の周囲。顎の部分は、下にさらに伸びている。</text:p>
                  </text:list-item>
                  <text:list-item>
                    <text:p text:style-name="P66">６０前半か。</text:p>
                  </text:list-item>
                  <text:list-item>
                    <text:p text:style-name="P66">最後、あと１台のミキサーを、追加として待つことを監督が決めたあと、相番の人は、上がっていいよ、と言ってくれた。</text:p>
                  </text:list-item>
                </text:list>
              </text:list-item>
            </text:list>
          </table:table-cell>
        </table:table-row>
        <table:table-row>
          <table:table-cell table:style-name="表9.A1" office:value-type="string">
            <text:p text:style-name="P114"/>
            <text:p text:style-name="P114"/>
            <text:p text:style-name="Table_20_Contents"/>
          </table:table-cell>
          <table:table-cell table:style-name="表9.A1" office:value-type="string">
            <text:p text:style-name="P31">他職：電気屋さんの相番の人</text:p>
          </table:table-cell>
          <table:table-cell table:style-name="表9.A1" office:value-type="string">
            <text:list xml:id="list546110146996172312" text:style-name="L59">
              <text:list-item>
                <text:p text:style-name="P67">電気の相番の人は、２人。それぞれ、別の会社から来ているよう。</text:p>
              </text:list-item>
              <text:list-item>
                <text:p text:style-name="P67">一人は、若い人。１７０弱ぐらい。顔立ちは、引き締まっている。やや、色白。眉は濃い。横に伸びている。午後、２時すぎぐらいか、打設の最中、監督と打ち合わせの話しをしたり、電話をしたりしている。しばらくして、土工さんの一人が、「もう終わったのなら、帰れ。目障りだ。」と、言葉を投げる。</text:p>
              </text:list-item>
              <text:list-item>
                <text:p text:style-name="P67">もう一人の相番の人。６０後半か。顔立ちは、やつれている印象。終わってから、詰所で隣合わせ。「アシスト」という会社に登録しているとのこと。相番をやると、（相番の仕事が）続けて入るようになる、と言っていた。翌日も、そこの現場に入っているとのこと。</text:p>
              </text:list-item>
            </text:list>
          </table:table-cell>
        </table:table-row>
        <table:table-row>
          <table:table-cell table:style-name="表9.A1" office:value-type="string">
            <text:p text:style-name="P114"/>
            <text:p text:style-name="Table_20_Contents"><text:soft-page-break/></text:p>
          </table:table-cell>
          <table:table-cell table:style-name="表9.A1" office:value-type="string">
            <text:p text:style-name="P31">監督さん</text:p>
          </table:table-cell>
          <table:table-cell table:style-name="表9.A1" office:value-type="string">
            <text:list xml:id="list2089553765160745724" text:style-name="L60">
              <text:list-item>
                <text:p text:style-name="P68">若い監督さん。３０前後か。１７０弱ぐらい。顔立ち<text:soft-page-break/>が、整っている。</text:p>
              </text:list-item>
              <text:list-item>
                <text:p text:style-name="P68">ポンプ屋さん、土間屋さんたちと、気軽に談笑している。</text:p>
              </text:list-item>
            </text:list>
          </table:table-cell>
        </table:table-row>
        <table:table-row>
          <table:table-cell table:style-name="表9.A1" office:value-type="string">
            <text:p text:style-name="P114"/>
            <text:p text:style-name="Table_20_Contents"/>
          </table:table-cell>
          <table:table-cell table:style-name="表9.A1" office:value-type="string">
            <text:p text:style-name="P31">発注者の方</text:p>
          </table:table-cell>
          <table:table-cell table:style-name="表9.A1" office:value-type="string">
            <text:list xml:id="list8464443651009329192" text:style-name="L61">
              <text:list-item>
                <text:p text:style-name="P89"><text:span text:style-name="T15">酒井工業の、ツクイさん。眼鏡を掛けている。１６５ぐらいか。やや、小柄。太め。目は、しょぼしょぼしている。朝、朝礼のあと、現地まで先導してくれる（８階の、</text:span><text:span text:style-name="T8">R</text:span><text:span text:style-name="T15">階）。</text:span></text:p>
              </text:list-item>
              <text:list-item>
                <text:p text:style-name="P69">朝に、日報を提出。終わった後の電話で、５時１５分過ぎぐらいにかけたのだが、残業の件を申し出ると、「いいですよ」と、承諾してくれた。</text:p>
              </text:list-item>
            </text:list>
          </table:table-cell>
        </table:table-row>
        <table:table-row>
          <table:table-cell table:style-name="表9.A1" office:value-type="string">
            <text:p text:style-name="P114"/>
            <text:p text:style-name="Table_20_Contents"/>
          </table:table-cell>
          <table:table-cell table:style-name="表9.A1" office:value-type="string">
            <text:p text:style-name="P31">現場見取り図</text:p>
          </table:table-cell>
          <table:table-cell table:style-name="表9.A1" office:value-type="string">
            <text:p text:style-name="Table_20_Contents"/>
          </table:table-cell>
        </table:table-row>
        <table:table-row>
          <table:table-cell table:style-name="表9.A1" office:value-type="string">
            <text:p text:style-name="Table_20_Contents"/>
          </table:table-cell>
          <table:table-cell table:style-name="表9.A1" office:value-type="string">
            <text:p text:style-name="P31">その他</text:p>
          </table:table-cell>
          <table:table-cell table:style-name="表9.A1" office:value-type="string">
            <text:list xml:id="list5173828660959937420" text:style-name="L62">
              <text:list-item>
                <text:p text:style-name="P70">朝礼の際に、打設の現場は、「指し金」が多いので、云々、という説明を聞いた。現地に行くと、指し金で、いくつも造作を設けてある。打設の際に、コードのやり繰りに、時間を使った。</text:p>
              </text:list-item>
              <text:list-item>
                <text:p text:style-name="P70">ポンプのホースの取り回しに、手間をかけていた、ポンプ屋さんたちは。</text:p>
              </text:list-item>
              <text:list-item>
                <text:p text:style-name="P70">土工さんのなかの、年配の、親方らしき人。メガネを掛けている。昼休憩のあと、ロングスパンで、７階まで、７人ぐらいが昇る。その後、ロングを実際に乗って、下ろす必要あり。その人が、自ら引き受けた。</text:p>
              </text:list-item>
            </text:list>
          </table:table-cell>
        </table:table-row>
      </table:table>
      <text:p text:style-name="P1"/>
      <text:p text:style-name="Text_20_body"/>
      <text:p text:style-name="P9">[/ 20190710_120300]</text:p>
      <text:p text:style-name="Text_20_body"/>
      <text:p text:style-name="P8">---------------------------------------------------------------</text:p>
      <text:p text:style-name="P9">[20190718_132922]</text:p>
      <text:p text:style-name="Text_20_body"/>
      <text:p text:style-name="P13"><text:span text:style-name="T15">作業日：</text:span><text:span text:style-name="T8">17/7 w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string">
            <text:p text:style-name="Table_20_Contents"/>
          </table:table-cell>
          <table:table-cell table:style-name="表10.A1" office:value-type="string">
            <text:p text:style-name="P31">現場</text:p>
          </table:table-cell>
          <table:table-cell table:style-name="表10.A1" office:value-type="string">
            <text:list xml:id="list1844887454767166094" text:style-name="L63">
              <text:list-item>
                <text:p text:style-name="P71">名称：平山ビルⅢ</text:p>
              </text:list-item>
              <text:list-item>
                <text:p text:style-name="P71">発注元：ホクシン設備</text:p>
              </text:list-item>
            </text:list>
          </table:table-cell>
        </table:table-row>
        <table:table-row>
          <table:table-cell table:style-name="表10.A1" office:value-type="string">
            <text:p text:style-name="P114"/>
            <text:p text:style-name="Table_20_Contents"/>
          </table:table-cell>
          <table:table-cell table:style-name="表10.A1" office:value-type="string">
            <text:p text:style-name="P31">天気</text:p>
          </table:table-cell>
          <table:table-cell table:style-name="表10.A1" office:value-type="string">
            <text:p text:style-name="P27">曇り、のち晴れ。雲あり。</text:p>
          </table:table-cell>
        </table:table-row>
        <text:soft-page-break/>
        <table:table-row>
          <table:table-cell table:style-name="表10.A1" office:value-type="string">
            <text:p text:style-name="Table_20_Contents"/>
          </table:table-cell>
          <table:table-cell table:style-name="表10.A1" office:value-type="string">
            <text:p text:style-name="P31">最寄り</text:p>
          </table:table-cell>
          <table:table-cell table:style-name="表10.A1" office:value-type="string">
            <text:p text:style-name="P28"><text:span text:style-name="T15">稲田堤駅（</text:span><text:span text:style-name="T8">JR)</text:span><text:span text:style-name="T15">。京王稲田堤だと、駅から１分。</text:span></text:p>
          </table:table-cell>
        </table:table-row>
        <table:table-row>
          <table:table-cell table:style-name="表10.A1" office:value-type="string">
            <text:p text:style-name="Table_20_Contents"/>
          </table:table-cell>
          <table:table-cell table:style-name="表10.A1" office:value-type="string">
            <text:p text:style-name="P31">他職：ポンプ</text:p>
          </table:table-cell>
          <table:table-cell table:style-name="表10.A1" office:value-type="string">
            <text:list xml:id="list131782420684711360" text:style-name="L64">
              <text:list-item>
                <text:p text:style-name="P72">３人。１人が日本人。</text:p>
              </text:list-item>
              <text:list-item>
                <text:p text:style-name="P72">他の２人は、インドネシア人か。一人は、中東の人の顔立ち。目が大きく、唇が厚い。</text:p>
              </text:list-item>
              <text:list-item>
                <text:p text:style-name="P72">もう一人は、肌は浅黒い。背は、１７５か、もう少し。南方の、目が大きめな、特徴のある顔立ち。</text:p>
              </text:list-item>
              <text:list-item>
                <text:p text:style-name="P72">ほぼ、外国人の２人がホースを担当。</text:p>
              </text:list-item>
              <text:list-item>
                <text:p text:style-name="P72">日本人の人は、６０半ばか。顎の骨が角張っている。１７５ぐらい。骨格は、がっしりしている。やや、猫背。</text:p>
              </text:list-item>
            </text:list>
          </table:table-cell>
        </table:table-row>
        <table:table-row>
          <table:table-cell table:style-name="表10.A1" office:value-type="string">
            <text:p text:style-name="P114"/>
            <text:p text:style-name="Table_20_Contents"/>
          </table:table-cell>
          <table:table-cell table:style-name="表10.A1" office:value-type="string">
            <text:p text:style-name="P31">他職：土工さん</text:p>
          </table:table-cell>
          <table:table-cell table:style-name="表10.A1" office:value-type="string">
            <text:list xml:id="list8764685648534294466" text:style-name="L65">
              <text:list-item>
                <text:p text:style-name="P73">バイブは２人。共に、日本人。１６５ぐらい。小柄。</text:p>
              </text:list-item>
              <text:list-item>
                <text:p text:style-name="P73">親方らしき人。目の雰囲気が、沈んでいる。上に尖った、直角三角形。詰所で、身内の人と話しをしている。よくしゃべる。ものの表現がいろいろ。</text:p>
              </text:list-item>
            </text:list>
          </table:table-cell>
        </table:table-row>
        <table:table-row>
          <table:table-cell table:style-name="表10.A1" office:value-type="string">
            <text:p text:style-name="P114"/>
            <text:p text:style-name="Table_20_Contents"/>
          </table:table-cell>
          <table:table-cell table:style-name="表10.A1" office:value-type="string">
            <text:p text:style-name="P31">他職：電気屋さんの相番の人</text:p>
          </table:table-cell>
          <table:table-cell table:style-name="表10.A1" office:value-type="string">
            <text:list xml:id="list5614943955775179203" text:style-name="L66">
              <text:list-item>
                <text:p text:style-name="P74">口ひげ、あり。肌は、陽に焼けている。目は大きめ。平素、険しい表情。笑顔、たまに。</text:p>
              </text:list-item>
              <text:list-item>
                <text:p text:style-name="P74">周りの職人さんたちと、知った関係のよう。会話の有り様から。</text:p>
              </text:list-item>
            </text:list>
          </table:table-cell>
        </table:table-row>
        <table:table-row>
          <table:table-cell table:style-name="表10.A1" office:value-type="string">
            <text:p text:style-name="P114"/>
            <text:p text:style-name="Table_20_Contents"/>
          </table:table-cell>
          <table:table-cell table:style-name="表10.A1" office:value-type="string">
            <text:p text:style-name="P31">監督さん</text:p>
          </table:table-cell>
          <table:table-cell table:style-name="表10.A1" office:value-type="string">
            <text:list xml:id="list3176151722618940528" text:style-name="L67">
              <text:list-item>
                <text:p text:style-name="P75">所長さんか、年配の人。メガネを掛けている。小柄。１６０ぐらいか。スラブに出て、自ら、ドレインの金物の位置を改めたりしている。</text:p>
              </text:list-item>
              <text:list-item>
                <text:p text:style-name="P75">ミキサーの追加の是非、自ら判断して、指示を出している。</text:p>
              </text:list-item>
              <text:list-item>
                <text:p text:style-name="P75">もう一人。こちらも、年配の人。朝の朝礼時、「雨は降らない！」と思い立てて、仕事をやろう。と、呼びかける。</text:p>
              </text:list-item>
              <text:list-item>
                <text:p text:style-name="P75">３人目は、若い人。３０後半ぐらいか。背は、１７５、もう少し。メガメあり（？）。言葉に、訛りあり。東北か、あるいは北陸などか？</text:p>
                <text:list>
                  <text:list-item>
                    <text:p text:style-name="P90"><text:span text:style-name="T15">新規を担当。詰所での説明。始める前に、アナウンス。「書いている方は、耳を傾けながら</text:span><text:span text:style-name="T8">...</text:span><text:span text:style-name="T15">」。「傾ける」という語句、使う人を、久しぶりに見た。</text:span></text:p>
                  </text:list-item>
                </text:list>
              </text:list-item>
            </text:list>
          </table:table-cell>
        </table:table-row>
        <table:table-row>
          <table:table-cell table:style-name="表10.A1" office:value-type="string">
            <text:p text:style-name="P114"/>
            <text:p text:style-name="P114"><text:soft-page-break/></text:p>
            <text:p text:style-name="Table_20_Contents"/>
          </table:table-cell>
          <table:table-cell table:style-name="表10.A1" office:value-type="string">
            <text:p text:style-name="P31">発注者の<text:soft-page-break/>方</text:p>
          </table:table-cell>
          <table:table-cell table:style-name="表10.A1" office:value-type="string">
            <text:list xml:id="list4936958550226175828" text:style-name="L68">
              <text:list-item>
                <text:p text:style-name="P76">ホクシンの人。若目の人か。４０ちょっと前ぐらい。<text:soft-page-break/>声の調子から。</text:p>
              </text:list-item>
              <text:list-item>
                <text:p text:style-name="P91"><text:span text:style-name="T15">朝の連絡時、日中、現場へは来ないとのことで、</text:span><text:span text:style-name="T8">KY</text:span><text:span text:style-name="T15">用紙を書きましょうかと提案。了承をもらう。</text:span></text:p>
              </text:list-item>
            </text:list>
          </table:table-cell>
        </table:table-row>
        <table:table-row>
          <table:table-cell table:style-name="表10.A1" office:value-type="string">
            <text:p text:style-name="P114"/>
            <text:p text:style-name="Table_20_Contents"/>
          </table:table-cell>
          <table:table-cell table:style-name="表10.A1" office:value-type="string">
            <text:p text:style-name="P31">現場見取り図</text:p>
          </table:table-cell>
          <table:table-cell table:style-name="表10.A1" office:value-type="string">
            <text:p text:style-name="Table_20_Contents"/>
          </table:table-cell>
        </table:table-row>
        <table:table-row>
          <table:table-cell table:style-name="表10.A1" office:value-type="string">
            <text:p text:style-name="Table_20_Contents"/>
          </table:table-cell>
          <table:table-cell table:style-name="表10.A1" office:value-type="string">
            <text:p text:style-name="P31">その他</text:p>
          </table:table-cell>
          <table:table-cell table:style-name="表10.A1" office:value-type="string">
            <text:p text:style-name="Table_20_Contents"/>
          </table:table-cell>
        </table:table-row>
      </table:table>
      <text:p text:style-name="Text_20_body"/>
      <text:p text:style-name="P9">[/ XXX]</text:p>
      <text:p text:style-name="Text_20_body"/>
      <text:p text:style-name="P8">---------------------------------------------------------------</text:p>
      <text:p text:style-name="P9">[20190731_232837]</text:p>
      <text:p text:style-name="Text_20_body"/>
      <text:p text:style-name="P13"><text:span text:style-name="T15">作業日：</text:span><text:span text:style-name="T8">31/7 w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Table_20_Contents"/>
          </table:table-cell>
          <table:table-cell table:style-name="表11.A1" office:value-type="string">
            <text:p text:style-name="P31">現場</text:p>
          </table:table-cell>
          <table:table-cell table:style-name="表11.A1" office:value-type="string">
            <text:list xml:id="list4377001955879092204" text:style-name="L69">
              <text:list-item>
                <text:p text:style-name="P77">名称：殿町プロジェクトⅢ</text:p>
              </text:list-item>
              <text:list-item>
                <text:p text:style-name="P77">発注元：住友電設</text:p>
              </text:list-item>
            </text:list>
          </table:table-cell>
        </table:table-row>
        <table:table-row>
          <table:table-cell table:style-name="表11.A1" office:value-type="string">
            <text:p text:style-name="P114"/>
            <text:p text:style-name="Table_20_Contents"/>
          </table:table-cell>
          <table:table-cell table:style-name="表11.A1" office:value-type="string">
            <text:p text:style-name="P31">天気</text:p>
          </table:table-cell>
          <table:table-cell table:style-name="表11.A1" office:value-type="string">
            <text:p text:style-name="P27">晴れ。雲あり。</text:p>
          </table:table-cell>
        </table:table-row>
        <table:table-row>
          <table:table-cell table:style-name="表11.A1" office:value-type="string">
            <text:p text:style-name="Table_20_Contents"/>
          </table:table-cell>
          <table:table-cell table:style-name="表11.A1" office:value-type="string">
            <text:p text:style-name="P31">最寄り</text:p>
          </table:table-cell>
          <table:table-cell table:style-name="表11.A1" office:value-type="string">
            <text:p text:style-name="P27">京急　小島新田</text:p>
          </table:table-cell>
        </table:table-row>
        <table:table-row>
          <table:table-cell table:style-name="表11.A1" office:value-type="string">
            <text:p text:style-name="Table_20_Contents"/>
          </table:table-cell>
          <table:table-cell table:style-name="表11.A1" office:value-type="string">
            <text:p text:style-name="P31">他職：ポンプ</text:p>
          </table:table-cell>
          <table:table-cell table:style-name="表11.A1" office:value-type="string">
            <text:list xml:id="list570352999509203742" text:style-name="L70">
              <text:list-item>
                <text:p text:style-name="P92"><text:span text:style-name="T15">２人。親方と、太っている男性。男性（</text:span><text:span text:style-name="T8">P1</text:span><text:span text:style-name="T15">）は、声が高い。最後、１台分の打設、一人でやっていた。親方は、車の中にいた。</text:span></text:p>
              </text:list-item>
              <text:list-item>
                <text:p text:style-name="P78">親方の人は、４０代半ばか。メガネを掛けている。白髪は生えていない。車の中にいるとき、メットを取った姿を見て。</text:p>
              </text:list-item>
            </text:list>
          </table:table-cell>
        </table:table-row>
        <table:table-row>
          <table:table-cell table:style-name="表11.A1" office:value-type="string">
            <text:p text:style-name="P114"/>
            <text:p text:style-name="Table_20_Contents"/>
          </table:table-cell>
          <table:table-cell table:style-name="表11.A1" office:value-type="string">
            <text:p text:style-name="P31">他職：土工さん</text:p>
          </table:table-cell>
          <table:table-cell table:style-name="表11.A1" office:value-type="string">
            <text:list xml:id="list5743743400362117748" text:style-name="L71">
              <text:list-item>
                <text:p text:style-name="P79">土工さんは、年配の人が目についた。小まめに、バイブの担当を交代している。</text:p>
              </text:list-item>
              <text:list-item>
                <text:p text:style-name="P79">一人、老人の人。スリーブが傾いた旨、知らせてくれる。斜めになったのを見たらしい。倒れてはいない、とのこと。</text:p>
              </text:list-item>
            </text:list>
          </table:table-cell>
        </table:table-row>
        <table:table-row>
          <table:table-cell table:style-name="表11.A1" office:value-type="string">
            <text:p text:style-name="P114"/>
            <text:p text:style-name="Table_20_Contents"/>
          </table:table-cell>
          <table:table-cell table:style-name="表11.A1" office:value-type="string">
            <text:p text:style-name="P31">他職：電気屋さんの相番の人</text:p>
          </table:table-cell>
          <table:table-cell table:style-name="表11.A1" office:value-type="string">
            <text:p text:style-name="Table_20_Contents"/>
          </table:table-cell>
        </table:table-row>
        <text:soft-page-break/>
        <table:table-row>
          <table:table-cell table:style-name="表11.A1" office:value-type="string">
            <text:p text:style-name="Table_20_Contents"/>
          </table:table-cell>
          <table:table-cell table:style-name="表11.A1" office:value-type="string">
            <text:p text:style-name="P31">監督さん</text:p>
          </table:table-cell>
          <table:table-cell table:style-name="表11.A1" office:value-type="string">
            <text:list xml:id="list397072096669088067" text:style-name="L72">
              <text:list-item>
                <text:p text:style-name="P80">一人、１８０ぐらいか、日に焼けて、ガタイのいいひと。ヒゲ（あごヒゲ）を生やしている。打設担当か。その人に、蜂の巣のことを伝える。「え、どこどこ？？」という反応を予期したが、「ああ、そう」で、終わり。</text:p>
              </text:list-item>
            </text:list>
          </table:table-cell>
        </table:table-row>
        <table:table-row>
          <table:table-cell table:style-name="表11.A1" office:value-type="string">
            <text:p text:style-name="P114"/>
            <text:p text:style-name="Table_20_Contents"/>
          </table:table-cell>
          <table:table-cell table:style-name="表11.A1" office:value-type="string">
            <text:p text:style-name="P31">発注者の方</text:p>
          </table:table-cell>
          <table:table-cell table:style-name="表11.A1" office:value-type="string">
            <text:list xml:id="list5961640023906913192" text:style-name="L73">
              <text:list-item>
                <text:p text:style-name="P81">電設。４名の方々。朝礼前に事務所へ行く。若い男性が応対。その人だけが、事務所の部屋にいる。他に、若い男性１人、年配の、痩せた、顔にシワのある人、最後の一人は、５０前後か、小太り、温厚そうな表情。シワの人が、午前の休憩の交代に、来てくれた。休憩から戻ったとき、シワの人が変わらずバイブを持っている。温厚そうな人も、その後ろにいる。</text:p>
              </text:list-item>
              <text:list-item>
                <text:p text:style-name="P81">サインをもらったのは、４名のどの方でもない。事務所へ行くと、朝にはいなかった人が、机に座っている。その人に、サインをもらう。</text:p>
              </text:list-item>
            </text:list>
          </table:table-cell>
        </table:table-row>
        <table:table-row>
          <table:table-cell table:style-name="表11.A1" office:value-type="string">
            <text:p text:style-name="P114"/>
            <text:p text:style-name="Table_20_Contents"/>
          </table:table-cell>
          <table:table-cell table:style-name="表11.A1" office:value-type="string">
            <text:p text:style-name="P31">現場見取り図</text:p>
          </table:table-cell>
          <table:table-cell table:style-name="表11.A1" office:value-type="string">
            <text:p text:style-name="Table_20_Contents"/>
          </table:table-cell>
        </table:table-row>
        <table:table-row>
          <table:table-cell table:style-name="表11.A1" office:value-type="string">
            <text:p text:style-name="Table_20_Contents"/>
          </table:table-cell>
          <table:table-cell table:style-name="表11.A1" office:value-type="string">
            <text:p text:style-name="P31">その他</text:p>
          </table:table-cell>
          <table:table-cell table:style-name="表11.A1" office:value-type="string">
            <text:list xml:id="list5230609214003515261" text:style-name="L74">
              <text:list-item>
                <text:p text:style-name="P82">設備の、もう一つの会社の、相番の人たち。一人は、現場。もう一人は、「職長」のバンドをつけている。</text:p>
                <text:list>
                  <text:list-item>
                    <text:p text:style-name="P82">現場担当の人。「あおき」さん。土工さんの一人と、喧嘩している。「喧嘩している」のではなく、喧嘩をふっかけている。</text:p>
                  </text:list-item>
                  <text:list-item>
                    <text:p text:style-name="P82">私に、「東和は、（あなたは）相当、長いんですか？」と尋ねてくる。相番のさばき方が上手い、と褒めてくれる。</text:p>
                  </text:list-item>
                  <text:list-item>
                    <text:p text:style-name="P82">この人は、休憩所で、私が電設の割り当て場所から離れたところで本を読んでいたら、「電設のスペースはあっちだから、あっちに行きな」と、口を挟んでくる。</text:p>
                  </text:list-item>
                </text:list>
              </text:list-item>
              <text:list-item>
                <text:p text:style-name="P82">もう一人の、「職長」バンドの人。首に、刺青が見えている。頭は、禿げ上がっている。</text:p>
                <text:list>
                  <text:list-item>
                    <text:p text:style-name="P82">目がギョロッと大きい。</text:p>
                  </text:list-item>
                  <text:list-item>
                    <text:p text:style-name="P82">現場担当の人が喧嘩を吹っかけようとしていると<text:soft-page-break/>き、肩に手を回して、宥めようとしている。</text:p>
                  </text:list-item>
                </text:list>
              </text:list-item>
              <text:list-item>
                <text:p text:style-name="P82">ポンプ屋さんの、親方の人。</text:p>
                <text:list>
                  <text:list-item>
                    <text:p text:style-name="P82">打ってる最中、私が、バイブの太コードの捌きがいたらず、コンクリの放出線にコードがかかり、コンクリを撥ねて、一部がその親方のズボンにはねかかる。</text:p>
                  </text:list-item>
                  <text:list-item>
                    <text:p text:style-name="P82">「んだよ！」と、その人は俺に愚痴を叫ぶ。</text:p>
                  </text:list-item>
                  <text:list-item>
                    <text:p text:style-name="P82">打設が一段落した時に、再び、その人が俺の方を向いて、ギラっと睨む。</text:p>
                  </text:list-item>
                </text:list>
              </text:list-item>
            </text:list>
          </table:table-cell>
        </table:table-row>
      </table:table>
      <text:p text:style-name="P1"/>
      <text:p text:style-name="P1"/>
      <text:p text:style-name="Text_20_body"/>
      <text:p text:style-name="P9">[/ 20190731_234800]</text:p>
      <text:p text:style-name="Text_20_body"/>
      <text:p text:style-name="P15">@@@</text:p>
      <text:p text:style-name="P8">---------------------------------------------------------------</text:p>
      <text:p text:style-name="P9">[20190820_235710]</text:p>
      <text:p text:style-name="Text_20_body"/>
      <text:p text:style-name="P14"><text:span text:style-name="T16">作業日：8</text:span><text:span text:style-name="T17">/</text:span><text:span text:style-name="T2">20 XX</text:span>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Table_20_Contents">1</text:p>
          </table:table-cell>
          <table:table-cell table:style-name="表12.B1" office:value-type="string">
            <text:p text:style-name="Table_20_Contents">現場</text:p>
          </table:table-cell>
          <table:table-cell table:style-name="表12.C1" office:value-type="string">
            <text:p text:style-name="P16">クオス湘南台Ⅱ</text:p>
          </table:table-cell>
        </table:table-row>
        <table:table-row>
          <table:table-cell table:style-name="表12.A2" office:value-type="float" office:value="2">
            <text:p text:style-name="Table_20_Contents">2</text:p>
          </table:table-cell>
          <table:table-cell table:style-name="表12.B2" office:value-type="string">
            <text:p text:style-name="Table_20_Contents">天気</text:p>
          </table:table-cell>
          <table:table-cell table:style-name="表12.C2" office:value-type="string">
            <text:p text:style-name="P16">晴れ。雲あり。早朝、降雨。</text:p>
          </table:table-cell>
        </table:table-row>
        <table:table-row>
          <table:table-cell table:style-name="表12.A2" office:value-type="float" office:value="3">
            <text:p text:style-name="Table_20_Contents">3</text:p>
          </table:table-cell>
          <table:table-cell table:style-name="表12.B2" office:value-type="string">
            <text:p text:style-name="Table_20_Contents">最寄り</text:p>
          </table:table-cell>
          <table:table-cell table:style-name="表12.C2" office:value-type="string">
            <text:p text:style-name="P16">湘南台駅（小田急線）</text:p>
          </table:table-cell>
        </table:table-row>
        <table:table-row>
          <table:table-cell table:style-name="表12.A2" office:value-type="float" office:value="4">
            <text:p text:style-name="Table_20_Contents">4</text:p>
          </table:table-cell>
          <table:table-cell table:style-name="表12.B2" office:value-type="string">
            <text:p text:style-name="Table_20_Contents">他職：ポンプ</text:p>
          </table:table-cell>
          <table:table-cell table:style-name="表12.C2" office:value-type="string">
            <text:list xml:id="list9036093419286447219" text:style-name="L77">
              <text:list-item>
                <text:p text:style-name="P21"><text:span text:style-name="T18">２人。どちらも、日本人。背の高い方、１７５ぐらいか、おそらく、後輩。もう一人の人に、おおむねタメ口だけど、何回か、「...すか？」という語尾を使っていた</text:span></text:p>
              </text:list-item>
              <text:list-item>
                <text:p text:style-name="P17">先輩らしき人。ある柱の袂で、建築さんの備品か、筒を取り扱っていた。筒を一つ、設置し忘れたのか、新たに１つ、設置していた。</text:p>
                <text:list>
                  <text:list-item>
                    <text:p text:style-name="P17">その際、筒のセット、ふたと、蓋を固定するための、長いナット。それらの按配を、その人がやっていた。手際良く。</text:p>
                  </text:list-item>
                </text:list>
              </text:list-item>
            </text:list>
          </table:table-cell>
        </table:table-row>
        <table:table-row>
          <table:table-cell table:style-name="表12.A2" office:value-type="float" office:value="5">
            <text:p text:style-name="Table_20_Contents">5</text:p>
          </table:table-cell>
          <table:table-cell table:style-name="表12.B2" office:value-type="string">
            <text:p text:style-name="Table_20_Contents">他職：土工さん</text:p>
          </table:table-cell>
          <table:table-cell table:style-name="表12.C2" office:value-type="string">
            <text:list xml:id="list7498250658571584502" text:style-name="L78">
              <text:list-item>
                <text:p text:style-name="P18">終盤手前まで、バイブは３本。３本目は、いわゆる、「後追い」。年配のおやっさんが、担当。</text:p>
              </text:list-item>
              <text:list-item>
                <text:p text:style-name="P18">他の２本。１本は、麦わらの縁坊を付けた人。もう１本は、ベトナムか、の人。</text:p>
              </text:list-item>
            </text:list>
          </table:table-cell>
        </table:table-row>
        <table:table-row>
          <table:table-cell table:style-name="表12.A2" office:value-type="float" office:value="6">
            <text:p text:style-name="Table_20_Contents">6</text:p>
          </table:table-cell>
          <table:table-cell table:style-name="表12.B2" office:value-type="string">
            <text:p text:style-name="Table_20_Contents">他職：電気屋さんの<text:soft-page-break/>相番の人</text:p>
          </table:table-cell>
          <table:table-cell table:style-name="表12.C2" office:value-type="string">
            <text:list xml:id="list918053511579135939" text:style-name="L79">
              <text:list-item>
                <text:p text:style-name="P19">ぱっと見、ネパールとか、南の方の国の人みたい。</text:p>
              </text:list-item>
              <text:list-item>
                <text:p text:style-name="P19">土工さんの、バイブ担当の一人、麦わらの、縁帽をかけた人。の、横柄な指示に、易々として応じていた。</text:p>
              </text:list-item>
            </text:list>
          </table:table-cell>
        </table:table-row>
        <table:table-row>
          <table:table-cell table:style-name="表12.A2" office:value-type="float" office:value="7">
            <text:p text:style-name="Table_20_Contents">7</text:p>
          </table:table-cell>
          <table:table-cell table:style-name="表12.B2" office:value-type="string">
            <text:p text:style-name="Table_20_Contents">監督さん</text:p>
          </table:table-cell>
          <table:table-cell table:style-name="表12.C2" office:value-type="string">
            <text:list xml:id="list8384707687452576280" text:style-name="L80">
              <text:list-item>
                <text:p text:style-name="P20">３人の中の、２番目の人。太っている。</text:p>
                <text:list>
                  <text:list-item>
                    <text:p text:style-name="P20">確か、別の現場で、見ている。世田谷区かどこか、現場の向かいに、個人の病院があって、垂れ幕がかかっていて、「マンション反対」と、書いてあった。その現場。</text:p>
                  </text:list-item>
                </text:list>
              </text:list-item>
            </text:list>
          </table:table-cell>
        </table:table-row>
        <table:table-row>
          <table:table-cell table:style-name="表12.A2" office:value-type="float" office:value="8">
            <text:p text:style-name="Table_20_Contents">8</text:p>
          </table:table-cell>
          <table:table-cell table:style-name="表12.B2" office:value-type="string">
            <text:p text:style-name="Table_20_Contents">発注者の方</text:p>
          </table:table-cell>
          <table:table-cell table:style-name="表12.C2" office:value-type="string">
            <text:p text:style-name="Table_20_Contents"/>
          </table:table-cell>
        </table:table-row>
        <table:table-row>
          <table:table-cell table:style-name="表12.A2" office:value-type="float" office:value="9">
            <text:p text:style-name="Table_20_Contents">9</text:p>
          </table:table-cell>
          <table:table-cell table:style-name="表12.B2" office:value-type="string">
            <text:p text:style-name="Table_20_Contents">現場見取り図</text:p>
          </table:table-cell>
          <table:table-cell table:style-name="表12.C2" office:value-type="string">
            <text:p text:style-name="Table_20_Contents"/>
          </table:table-cell>
        </table:table-row>
        <table:table-row>
          <table:table-cell table:style-name="表12.A2" office:value-type="float" office:value="10">
            <text:p text:style-name="Table_20_Contents">10</text:p>
          </table:table-cell>
          <table:table-cell table:style-name="表12.B2" office:value-type="string">
            <text:p text:style-name="Table_20_Contents">その他</text:p>
          </table:table-cell>
          <table:table-cell table:style-name="表12.C2" office:value-type="string">
            <text:p text:style-name="Table_20_Contents"/>
          </table:table-cell>
        </table:table-row>
      </table:table>
      <text:p text:style-name="Text_20_body"/>
      <text:p text:style-name="P9">[/ XXX]</text:p>
      <text:p text:style-name="P9"/>
      <text:p text:style-name="Text_20_body"/>
      <text:p text:style-name="P3">--------------------------------------------------------------- [TEMPLATE]</text:p>
      <text:p text:style-name="P8">---------------------------------------------------------------</text:p>
      <text:p text:style-name="P9">[XXX]</text:p>
      <text:p text:style-name="Text_20_body"/>
      <text:p text:style-name="P13"><text:span text:style-name="T15">作業日：</text:span><text:span text:style-name="T8">X/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Table_20_Contents">1</text:p>
          </table:table-cell>
          <table:table-cell table:style-name="表13.B1" office:value-type="string">
            <text:p text:style-name="Table_20_Contents">現場</text:p>
          </table:table-cell>
          <table:table-cell table:style-name="表13.C1" office:value-type="string">
            <text:p text:style-name="Table_20_Contents"/>
          </table:table-cell>
        </table:table-row>
        <table:table-row>
          <table:table-cell table:style-name="表13.A2" office:value-type="float" office:value="2">
            <text:p text:style-name="Table_20_Contents">2</text:p>
          </table:table-cell>
          <table:table-cell table:style-name="表13.B2" office:value-type="string">
            <text:p text:style-name="Table_20_Contents">天気</text:p>
          </table:table-cell>
          <table:table-cell table:style-name="表13.C2" office:value-type="string">
            <text:p text:style-name="Table_20_Contents"/>
          </table:table-cell>
        </table:table-row>
        <table:table-row>
          <table:table-cell table:style-name="表13.A2" office:value-type="float" office:value="3">
            <text:p text:style-name="Table_20_Contents">3</text:p>
          </table:table-cell>
          <table:table-cell table:style-name="表13.B2" office:value-type="string">
            <text:p text:style-name="Table_20_Contents">最寄り</text:p>
          </table:table-cell>
          <table:table-cell table:style-name="表13.C2" office:value-type="string">
            <text:p text:style-name="Table_20_Contents"/>
          </table:table-cell>
        </table:table-row>
        <table:table-row>
          <table:table-cell table:style-name="表13.A2" office:value-type="float" office:value="4">
            <text:p text:style-name="Table_20_Contents">4</text:p>
          </table:table-cell>
          <table:table-cell table:style-name="表13.B2" office:value-type="string">
            <text:p text:style-name="Table_20_Contents">他職：ポンプ</text:p>
          </table:table-cell>
          <table:table-cell table:style-name="表13.C2" office:value-type="string">
            <text:p text:style-name="Table_20_Contents"/>
          </table:table-cell>
        </table:table-row>
        <table:table-row>
          <table:table-cell table:style-name="表13.A2" office:value-type="float" office:value="5">
            <text:p text:style-name="Table_20_Contents">5</text:p>
          </table:table-cell>
          <table:table-cell table:style-name="表13.B2" office:value-type="string">
            <text:p text:style-name="Table_20_Contents">他職：土工さん</text:p>
          </table:table-cell>
          <table:table-cell table:style-name="表13.C2" office:value-type="string">
            <text:p text:style-name="Table_20_Contents"/>
          </table:table-cell>
        </table:table-row>
        <table:table-row>
          <table:table-cell table:style-name="表13.A2" office:value-type="float" office:value="6">
            <text:p text:style-name="Table_20_Contents">6</text:p>
          </table:table-cell>
          <table:table-cell table:style-name="表13.B2" office:value-type="string">
            <text:p text:style-name="Table_20_Contents">他職：電気屋さんの相番の人</text:p>
          </table:table-cell>
          <table:table-cell table:style-name="表13.C2" office:value-type="string">
            <text:p text:style-name="Table_20_Contents"/>
          </table:table-cell>
        </table:table-row>
        <table:table-row>
          <table:table-cell table:style-name="表13.A2" office:value-type="float" office:value="7">
            <text:p text:style-name="Table_20_Contents">7</text:p>
          </table:table-cell>
          <table:table-cell table:style-name="表13.B2" office:value-type="string">
            <text:p text:style-name="Table_20_Contents">監督さん</text:p>
          </table:table-cell>
          <table:table-cell table:style-name="表13.C2" office:value-type="string">
            <text:p text:style-name="Table_20_Contents"/>
          </table:table-cell>
        </table:table-row>
        <table:table-row>
          <table:table-cell table:style-name="表13.A2" office:value-type="float" office:value="8">
            <text:p text:style-name="Table_20_Contents">8</text:p>
          </table:table-cell>
          <table:table-cell table:style-name="表13.B2" office:value-type="string">
            <text:p text:style-name="Table_20_Contents">発注者の方</text:p>
          </table:table-cell>
          <table:table-cell table:style-name="表13.C2" office:value-type="string">
            <text:p text:style-name="Table_20_Contents"/>
          </table:table-cell>
        </table:table-row>
        <table:table-row>
          <table:table-cell table:style-name="表13.A2" office:value-type="float" office:value="9">
            <text:p text:style-name="Table_20_Contents">9</text:p>
          </table:table-cell>
          <table:table-cell table:style-name="表13.B2" office:value-type="string">
            <text:p text:style-name="Table_20_Contents">現場見<text:soft-page-break/>取り図</text:p>
          </table:table-cell>
          <table:table-cell table:style-name="表13.C2" office:value-type="string">
            <text:p text:style-name="Table_20_Contents"/>
          </table:table-cell>
        </table:table-row>
        <table:table-row>
          <table:table-cell table:style-name="表13.A2" office:value-type="float" office:value="10">
            <text:p text:style-name="Table_20_Contents">10</text:p>
          </table:table-cell>
          <table:table-cell table:style-name="表13.B2" office:value-type="string">
            <text:p text:style-name="Table_20_Contents">その他</text:p>
          </table:table-cell>
          <table:table-cell table:style-name="表13.C2" office:value-type="string">
            <text:p text:style-name="Table_20_Contents"/>
          </table:table-cell>
        </table:table-row>
      </table:table>
      <text:p text:style-name="Text_20_body"/>
      <text:p text:style-name="P9">[/ XXX]</text:p>
      <text:p text:style-name="Text_20_body"/>
      <text:p text:style-name="P3">/--------------------------------------------------------------- [TEMPLATE] /</text:p>
      <text:p text:style-name="Text_20_body"/>
      <text:p text:style-name="P3">================= EOF 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19-08-21T00:26:47.07</dc:date>
    <dc:creator>iwabuchi ken</dc:creator>
    <meta:editing-duration>PT36M31S</meta:editing-duration>
    <meta:editing-cycles>6</meta:editing-cycles>
    <meta:generator>OpenOffice/4.1.3$Win32 OpenOffice.org_project/413m1$Build-9783</meta:generator>
    <meta:document-statistic meta:table-count="13" meta:image-count="0" meta:object-count="0" meta:page-count="20" meta:paragraph-count="467" meta:word-count="9449" meta:character-count="11133"/>
  </office:meta>
</office:document-meta>
</file>